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2" style:family="table">
      <style:table-properties style:width="16.828cm" fo:margin-left="0.441cm" table:align="left"/>
    </style:style>
    <style:style style:name="Tabla2.A" style:family="table-column">
      <style:table-column-properties style:column-width="3.81cm"/>
    </style:style>
    <style:style style:name="Tabla2.B" style:family="table-column">
      <style:table-column-properties style:column-width="2.54cm"/>
    </style:style>
    <style:style style:name="Tabla2.C" style:family="table-column">
      <style:table-column-properties style:column-width="5.398cm"/>
    </style:style>
    <style:style style:name="Tabla2.D" style:family="table-column">
      <style:table-column-properties style:column-width="5.08cm"/>
    </style:style>
    <style:style style:name="Tabla2.A1" style:family="table-cell">
      <style:table-cell-properties fo:padding-left="0.123cm" fo:padding-right="0.123cm" fo:padding-top="0cm" fo:padding-bottom="0cm" fo:border="0.018cm solid #000000"/>
    </style:style>
    <style:style style:name="Tabla2.2" style:family="table-row">
      <style:table-row-properties style:min-row-height="0.672cm" style:use-optimal-row-height="false"/>
    </style:style>
    <style:style style:name="Tabla2.A11" style:family="table-cell">
      <style:table-cell-properties fo:padding-left="0.123cm" fo:padding-right="0.123cm" fo:padding-top="0cm" fo:padding-bottom="0cm" fo:border-left="0.018cm solid #000000" fo:border-right="0.018cm solid #000000" fo:border-top="none" fo:border-bottom="0.018cm solid #000000"/>
    </style:style>
    <style:style style:name="Tabla2.B11" style:family="table-cell" style:data-style-name="N0">
      <style:table-cell-properties fo:padding-left="0.123cm" fo:padding-right="0.123cm" fo:padding-top="0cm" fo:padding-bottom="0cm" fo:border-left="0.018cm solid #000000" fo:border-right="0.018cm solid #000000" fo:border-top="none" fo:border-bottom="0.018cm solid #000000"/>
    </style:style>
    <style:style style:name="P1" style:family="paragraph" style:parent-style-name="Heading">
      <style:paragraph-properties fo:text-align="end" style:justify-single-word="false"/>
    </style:style>
    <style:style style:name="P2" style:family="paragraph" style:parent-style-name="Heading">
      <style:text-properties fo:color="#ffffff" fo:font-style="italic" fo:font-weight="bold" style:font-style-asian="italic" style:font-weight-asian="bold"/>
    </style:style>
    <style:style style:name="P3" style:family="paragraph" style:parent-style-name="Normal">
      <style:paragraph-properties fo:text-align="justify" style:justify-single-word="false" fo:break-before="page"/>
    </style:style>
    <style:style style:name="P4" style:family="paragraph" style:parent-style-name="Normal">
      <style:text-properties fo:language="en" fo:country="US"/>
    </style:style>
    <style:style style:name="P5" style:family="paragraph" style:parent-style-name="Normal">
      <style:paragraph-properties fo:text-align="center" style:justify-single-word="false"/>
      <style:text-properties fo:language="en" fo:country="US"/>
    </style:style>
    <style:style style:name="P6" style:family="paragraph" style:parent-style-name="Normal">
      <style:paragraph-properties fo:text-align="center" style:justify-single-word="false"/>
      <style:text-properties style:font-name="Book Antiqua" fo:font-size="20pt" fo:font-weight="bold" style:font-size-asian="20pt" style:font-weight-asian="bold" style:font-name-complex="Book Antiqua" style:font-size-complex="20pt" style:font-weight-complex="bold"/>
    </style:style>
    <style:style style:name="P7" style:family="paragraph" style:parent-style-name="Normal">
      <style:paragraph-properties fo:text-align="justify" style:justify-single-word="false"/>
      <style:text-properties style:font-name="Book Antiqua" fo:font-size="20pt" fo:font-weight="bold" style:font-size-asian="20pt" style:font-weight-asian="bold" style:font-name-complex="Book Antiqua" style:font-size-complex="20pt" style:font-weight-complex="bold"/>
    </style:style>
    <style:style style:name="P8" style:family="paragraph" style:parent-style-name="Normal">
      <style:text-properties style:font-name="Book Antiqua" fo:language="en" fo:country="US" style:font-name-complex="Book Antiqua"/>
    </style:style>
    <style:style style:name="P9" style:family="paragraph" style:parent-style-name="Normal">
      <style:text-properties style:font-name="Book Antiqua" style:font-name-complex="Book Antiqua"/>
    </style:style>
    <style:style style:name="P10" style:family="paragraph" style:parent-style-name="Normal">
      <style:paragraph-properties fo:text-align="justify" style:justify-single-word="false"/>
      <style:text-properties style:font-name="Book Antiqua" style:font-name-complex="Book Antiqua"/>
    </style:style>
    <style:style style:name="P11" style:family="paragraph" style:parent-style-name="Normal">
      <style:paragraph-properties fo:text-align="center" style:justify-single-word="false"/>
    </style:style>
    <style:style style:name="P12" style:family="paragraph" style:parent-style-name="Normal">
      <style:text-properties style:font-name="Arial" fo:language="es" fo:country="ES" style:font-name-complex="Arial"/>
    </style:style>
    <style:style style:name="P13" style:family="paragraph" style:parent-style-name="Normal">
      <style:paragraph-properties fo:orphans="2" fo:widows="2"/>
      <style:text-properties style:font-name="Arial" fo:language="es" fo:country="PY" style:language-asian="en" style:country-asian="US" style:font-name-complex="Arial"/>
    </style:style>
    <style:style style:name="P14" style:family="paragraph" style:parent-style-name="Normal">
      <style:paragraph-properties fo:line-height="150%" fo:text-align="justify" style:justify-single-word="false"/>
      <style:text-properties style:font-name="Arial" fo:language="es" fo:country="PY" fo:font-style="italic" style:letter-kerning="true" style:font-name-asian="SimSun" style:language-asian="zh" style:country-asian="CN" style:font-style-asian="italic" style:font-name-complex="Arial" style:language-complex="hi" style:country-complex="IN"/>
    </style:style>
    <style:style style:name="P15" style:family="paragraph" style:parent-style-name="Normal">
      <style:text-properties style:font-name="Arial" style:font-name-complex="Arial"/>
    </style:style>
    <style:style style:name="P16" style:family="paragraph" style:parent-style-name="Normal">
      <style:paragraph-properties fo:line-height="150%" fo:text-align="center" style:justify-single-word="false"/>
      <style:text-properties style:font-name="Arial" style:font-name-complex="Arial"/>
    </style:style>
    <style:style style:name="P17" style:family="paragraph" style:parent-style-name="Normal">
      <style:paragraph-properties fo:line-height="150%" fo:text-align="justify" style:justify-single-word="false" fo:orphans="2" fo:widows="2"/>
      <style:text-properties style:font-name="Arial" style:font-name-complex="Arial" style:font-style-complex="italic"/>
    </style:style>
    <style:style style:name="P18" style:family="paragraph" style:parent-style-name="Normal">
      <style:paragraph-properties fo:text-align="justify" style:justify-single-word="false"/>
      <style:text-properties style:font-name="Arial" style:font-name-complex="Arial"/>
    </style:style>
    <style:style style:name="P19" style:family="paragraph" style:parent-style-name="Normal">
      <style:paragraph-properties fo:line-height="150%" fo:text-align="center" style:justify-single-word="false"/>
      <style:text-properties style:font-name="Arial" fo:font-weight="bold" style:font-weight-asian="bold" style:font-name-complex="Arial" style:font-weight-complex="bold"/>
    </style:style>
    <style:style style:name="P20" style:family="paragraph" style:parent-style-name="Normal">
      <style:paragraph-properties fo:line-height="150%" fo:text-align="center" style:justify-single-word="false"/>
      <style:text-properties style:font-name="Arial" fo:language="fr" fo:country="FR" style:font-name-complex="Arial"/>
    </style:style>
    <style:style style:name="P21" style:family="paragraph" style:parent-style-name="Normal">
      <style:text-properties style:font-name="Arial" fo:font-size="10pt" style:font-size-asian="10pt" style:font-name-complex="Arial" style:font-size-complex="10pt"/>
    </style:style>
    <style:style style:name="P22" style:family="paragraph" style:parent-style-name="Normal">
      <style:paragraph-properties fo:text-align="justify" style:justify-single-word="false"/>
      <style:text-properties style:font-name="Arial" fo:font-size="12pt" style:font-size-asian="12pt" style:font-name-complex="Book Antiqua" style:font-size-complex="12pt"/>
    </style:style>
    <style:style style:name="P23" style:family="paragraph" style:parent-style-name="Normal">
      <style:paragraph-properties fo:orphans="2" fo:widows="2"/>
    </style:style>
    <style:style style:name="P24" style:family="paragraph" style:parent-style-name="Normal">
      <style:paragraph-properties fo:text-align="justify" style:justify-single-word="false"/>
      <style:text-properties fo:color="#0000ff" style:font-name="Arial" fo:font-style="italic" style:font-style-asian="italic" style:font-name-complex="Arial" style:font-style-complex="italic"/>
    </style:style>
    <style:style style:name="P25" style:family="paragraph" style:parent-style-name="Normal">
      <style:paragraph-properties fo:line-height="150%" fo:text-align="justify" style:justify-single-word="false"/>
      <style:text-properties fo:color="#0000ff" style:font-name="Book Antiqua" fo:font-style="italic" style:font-style-asian="italic" style:font-name-complex="Book Antiqua" style:font-style-complex="italic"/>
    </style:style>
    <style:style style:name="P26" style:family="paragraph" style:parent-style-name="Normal">
      <style:paragraph-properties fo:line-height="150%" fo:text-align="justify" style:justify-single-word="false"/>
      <style:text-properties fo:language="es" fo:country="PY"/>
    </style:style>
    <style:style style:name="P27" style:family="paragraph" style:parent-style-name="Normal">
      <style:paragraph-properties fo:line-height="150%" fo:text-align="center" style:justify-single-word="false"/>
    </style:style>
    <style:style style:name="P28" style:family="paragraph" style:parent-style-name="Normal">
      <style:paragraph-properties fo:margin-left="5.08cm" fo:margin-right="0cm" fo:text-indent="1.27cm" style:auto-text-indent="false">
        <style:tab-stops/>
      </style:paragraph-properties>
      <style:text-properties style:font-name="Book Antiqua" fo:font-size="20pt" fo:font-weight="bold" style:font-size-asian="20pt" style:font-weight-asian="bold" style:font-name-complex="Book Antiqua" style:font-size-complex="20pt"/>
    </style:style>
    <style:style style:name="P29"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style:font-name-complex="Arial" style:font-style-complex="italic"/>
    </style:style>
    <style:style style:name="P30"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fo:font-weight="bold" style:font-weight-asian="bold" style:font-name-complex="Arial" style:font-style-complex="italic" style:font-weight-complex="bold"/>
    </style:style>
    <style:style style:name="P31" style:family="paragraph" style:parent-style-name="Normal">
      <style:paragraph-properties fo:margin-left="1.27cm" fo:margin-right="0cm"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32" style:family="paragraph" style:parent-style-name="Normal">
      <style:paragraph-properties fo:margin-left="1.27cm" fo:margin-right="0cm" fo:line-height="150%" fo:text-align="justify" style:justify-single-word="false" fo:orphans="2" fo:widows="2" fo:text-indent="0cm" style:auto-text-indent="false">
        <style:tab-stops/>
      </style:paragraph-properties>
    </style:style>
    <style:style style:name="P33" style:family="paragraph" style:parent-style-name="Normal">
      <style:paragraph-properties fo:margin-left="1.27cm" fo:margin-right="0cm" fo:margin-top="0cm" fo:margin-bottom="0.353cm" fo:line-height="150%" fo:text-align="justify" style:justify-single-word="false" fo:orphans="2" fo:widows="2" fo:text-indent="0cm" style:auto-text-indent="false" style:text-autospace="ideograph-alpha">
        <style:tab-stops/>
      </style:paragraph-properties>
      <style:text-properties style:font-name="Arial" style:font-name-asian="Malgun Gothic" style:language-asian="ko" style:country-asian="KR" style:font-name-complex="Arial"/>
    </style:style>
    <style:style style:name="P34" style:family="paragraph" style:parent-style-name="Normal">
      <style:paragraph-properties fo:margin-left="0.635cm" fo:margin-right="0cm" fo:line-height="150%" fo:text-align="justify" style:justify-single-word="false" fo:text-indent="0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35" style:family="paragraph" style:parent-style-name="Normal">
      <style:paragraph-properties fo:margin-left="0.635cm" fo:margin-right="0cm" fo:text-align="justify" style:justify-single-word="false" fo:text-indent="0cm" style:auto-text-indent="false">
        <style:tab-stops/>
      </style:paragraph-properties>
      <style:text-properties fo:color="#0000ff" style:font-name="Book Antiqua" fo:font-style="italic" style:font-style-asian="italic" style:font-name-complex="Book Antiqua" style:font-style-complex="italic"/>
    </style:style>
    <style:style style:name="P36" style:family="paragraph" style:parent-style-name="Standard">
      <style:paragraph-properties fo:margin-left="0.635cm" fo:margin-right="0cm" fo:margin-top="0cm" fo:margin-bottom="0cm" fo:line-height="150%" fo:text-align="justify" style:justify-single-word="false" fo:orphans="0" fo:widows="0" fo:text-indent="0cm" style:auto-text-indent="false" style:text-autospace="none" style:writing-mode="lr-tb">
        <style:tab-stops/>
      </style:paragraph-properties>
      <style:text-properties fo:color="#000000" style:font-name="Arial" fo:font-size="12pt" fo:language="es" fo:country="ES" fo:font-style="normal" fo:font-weight="normal" style:font-name-asian="Georgia" style:font-size-asian="12pt" style:language-asian="es" style:country-asian="ES" style:font-style-asian="normal" style:font-weight-asian="normal" style:font-name-complex="Arial" style:font-size-complex="12pt" style:font-style-complex="normal" style:font-weight-complex="normal"/>
    </style:style>
    <style:style style:name="P37" style:family="paragraph" style:parent-style-name="Normal">
      <style:paragraph-properties fo:margin-left="1.588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38" style:family="paragraph" style:parent-style-name="Normal">
      <style:paragraph-properties fo:margin-left="1.39cm" fo:margin-right="0cm" fo:text-align="justify" style:justify-single-word="false" fo:text-indent="0cm" style:auto-text-indent="false">
        <style:tab-stops/>
      </style:paragraph-properties>
      <style:text-properties style:font-name="Arial" fo:language="es" fo:country="AR" fo:font-style="italic" style:font-style-asian="italic" style:font-name-complex="Arial" style:font-style-complex="italic"/>
    </style:style>
    <style:style style:name="P39" style:family="paragraph" style:parent-style-name="Normal">
      <style:paragraph-properties fo:margin-left="1.39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40" style:family="paragraph" style:parent-style-name="Standard">
      <style:paragraph-properties fo:line-height="150%" fo:text-align="justify" style:justify-single-word="false"/>
      <style:text-properties fo:color="#000000" style:font-name="Arial" style:language-complex="ar" style:country-complex="SA"/>
    </style:style>
    <style:style style:name="P41" style:family="paragraph" style:parent-style-name="Standard">
      <style:paragraph-properties fo:line-height="150%" fo:text-align="justify" style:justify-single-word="false" style:vertical-align="baseline"/>
      <style:text-properties fo:color="#000000" style:font-name="Arial" style:language-complex="ar" style:country-complex="SA"/>
    </style:style>
    <style:style style:name="P42" style:family="paragraph" style:parent-style-name="Standard">
      <style:paragraph-properties fo:line-height="150%" fo:text-align="justify" style:justify-single-word="false"/>
      <style:text-properties fo:color="#000000" style:font-name="Arial" style:font-name-complex="Arial"/>
    </style:style>
    <style:style style:name="P43" style:family="paragraph" style:parent-style-name="Standard">
      <style:paragraph-properties fo:line-height="150%" fo:text-align="justify" style:justify-single-word="false" style:vertical-align="baseline"/>
      <style:text-properties fo:color="#000000" style:font-name="Arial" fo:font-weight="bold" style:font-weight-asian="bold" style:language-complex="ar" style:country-complex="SA" style:font-weight-complex="bold"/>
    </style:style>
    <style:style style:name="P44" style:family="paragraph" style:parent-style-name="Standard">
      <style:paragraph-properties fo:line-height="150%" fo:text-align="justify" style:justify-single-word="false" style:vertical-align="baseline"/>
      <style:text-properties fo:color="#000000" style:font-name="Arial" fo:font-weight="normal" style:font-name-asian="Malgun Gothic" style:language-asian="ko" style:country-asian="KR" style:font-weight-asian="normal" style:font-name-complex="Arial" style:language-complex="ar" style:country-complex="SA" style:font-weight-complex="normal"/>
    </style:style>
    <style:style style:name="P45" style:family="paragraph" style:parent-style-name="Standard">
      <style:text-properties fo:language="es" fo:country="ES" style:language-complex="ar" style:country-complex="SA"/>
    </style:style>
    <style:style style:name="P46" style:family="paragraph" style:parent-style-name="Standard">
      <style:paragraph-properties fo:line-height="150%" fo:text-align="justify" style:justify-single-word="false"/>
    </style:style>
    <style:style style:name="P47" style:family="paragraph" style:parent-style-name="Standard">
      <style:paragraph-properties fo:line-height="150%" fo:text-align="justify" style:justify-single-word="false" style:vertical-align="baseline"/>
    </style:style>
    <style:style style:name="P48" style:family="paragraph" style:parent-style-name="Standard">
      <style:paragraph-properties fo:line-height="150%" fo:text-align="justify" style:justify-single-word="false" fo:orphans="2" fo:widows="2" style:vertical-align="baseline"/>
    </style:style>
    <style:style style:name="P49"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0" style:family="paragraph" style:parent-style-name="Normal">
      <style:paragraph-properties fo:margin-top="0cm" fo:margin-bottom="0.353cm" fo:line-height="150%"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1" style:family="paragraph" style:parent-style-name="Normal">
      <style:paragraph-properties fo:margin-top="0cm" fo:margin-bottom="0.353cm" fo:line-height="150%" fo:text-align="justify"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2"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style:font-name-asian="Malgun Gothic" style:font-size-asian="16pt" style:language-asian="ko" style:country-asian="KR" style:font-style-asian="italic" style:font-name-complex="Arial" style:font-size-complex="16pt"/>
    </style:style>
    <style:style style:name="P53" style:family="paragraph" style:parent-style-name="Normal">
      <style:paragraph-properties fo:margin-top="0cm" fo:margin-bottom="0.353cm" fo:line-height="150%" fo:text-align="justify" style:justify-single-word="false" fo:orphans="2" fo:widows="2" style:text-autospace="ideograph-alpha"/>
      <style:text-properties style:font-name="Arial" fo:font-style="italic" fo:font-weight="bold" style:font-name-asian="Malgun Gothic" style:language-asian="ko" style:country-asian="KR" style:font-style-asian="italic" style:font-weight-asian="bold" style:font-name-complex="Arial"/>
    </style:style>
    <style:style style:name="P54" style:family="paragraph" style:parent-style-name="Normal">
      <style:paragraph-properties fo:margin-top="0cm" fo:margin-bottom="0.353cm" fo:line-height="150%" fo:text-align="justify" style:justify-single-word="false" fo:orphans="2" fo:widows="2" style:text-autospace="ideograph-alpha"/>
      <style:text-properties style:font-name="Arial" fo:font-size="14pt" fo:font-weight="bold" style:font-name-asian="Malgun Gothic" style:font-size-asian="14pt" style:language-asian="ko" style:country-asian="KR" style:font-weight-asian="bold" style:font-name-complex="Arial" style:font-size-complex="14pt"/>
    </style:style>
    <style:style style:name="P55" style:family="paragraph" style:parent-style-name="Normal">
      <style:paragraph-properties fo:margin-top="0cm" fo:margin-bottom="0.353cm" fo:line-height="150%" fo:text-align="justify" style:justify-single-word="false" fo:orphans="2" fo:widows="2" style:text-autospace="ideograph-alpha"/>
      <style:text-properties style:font-name="Arial" fo:font-weight="bold" style:font-name-asian="Malgun Gothic" style:language-asian="ko" style:country-asian="KR" style:font-weight-asian="bold" style:font-name-complex="Arial"/>
    </style:style>
    <style:style style:name="P56" style:family="paragraph" style:parent-style-name="Normal">
      <style:paragraph-properties fo:margin-top="0cm" fo:margin-bottom="0.353cm" fo:line-height="150%" fo:text-align="center" style:justify-single-word="false" fo:orphans="2" fo:widows="2" style:text-autospace="ideograph-alpha"/>
    </style:style>
    <style:style style:name="P57"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ize="14pt" fo:font-weight="bold" style:font-name-asian="Malgun Gothic" style:font-size-asian="14pt" style:language-asian="ko" style:country-asian="KR" style:font-weight-asian="bold" style:font-name-complex="Arial" style:font-size-complex="14pt"/>
    </style:style>
    <style:style style:name="P58"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tyle="italic" fo:font-weight="bold" style:font-name-asian="Malgun Gothic" style:language-asian="ko" style:country-asian="KR" style:font-style-asian="italic" style:font-weight-asian="bold" style:font-name-complex="Arial"/>
    </style:style>
    <style:style style:name="P59" style:family="paragraph" style:parent-style-name="Normal">
      <style:paragraph-properties fo:margin-left="0.751cm" fo:margin-right="0cm" fo:line-height="150%" fo:text-align="justify" style:justify-single-word="false" fo:text-indent="-0.751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60" style:family="paragraph" style:parent-style-name="Standard">
      <style:paragraph-properties fo:margin-top="0cm" fo:margin-bottom="0cm" fo:line-height="150%" fo:text-align="justify" style:justify-single-word="false" style:writing-mode="lr-tb">
        <style:tab-stops/>
      </style:paragraph-properties>
    </style:style>
    <style:style style:name="P61"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62"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64"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65"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size-asian="12pt" style:font-style-asian="normal" style:font-weight-asian="bold" style:font-size-complex="12pt" style:font-style-complex="normal" style:font-weight-complex="bold"/>
    </style:style>
    <style:style style:name="P66" style:family="paragraph" style:parent-style-name="Standard">
      <style:paragraph-properties fo:margin-left="1.588cm" fo:margin-right="0cm" fo:margin-top="0cm" fo:margin-bottom="0cm" fo:line-height="150%" fo:text-align="justify" style:justify-single-word="false" fo:orphans="0" fo:widows="0" fo:text-indent="-0.953cm" style:auto-text-indent="false" style:text-autospace="none" style:writing-mode="lr-tb">
        <style:tab-stops/>
      </style:paragraph-properties>
      <style:text-properties fo:color="#000000" style:font-name="Arial" fo:font-size="12pt" fo:language="es" fo:country="ES" fo:font-style="normal" fo:font-weight="normal" style:font-name-asian="Georgia" style:font-size-asian="12pt" style:language-asian="es" style:country-asian="ES" style:font-style-asian="normal" style:font-weight-asian="normal" style:font-name-complex="Arial" style:font-size-complex="12pt" style:font-style-complex="normal" style:font-weight-complex="normal"/>
    </style:style>
    <style:style style:name="P67" style:family="paragraph" style:parent-style-name="Normal">
      <style:paragraph-properties fo:margin-left="0cm" fo:margin-right="0cm" fo:text-align="justify" style:justify-single-word="false" fo:text-indent="0cm" style:auto-text-indent="false">
        <style:tab-stops/>
      </style:paragraph-properties>
      <style:text-properties fo:color="#0000ff" style:font-name="Book Antiqua" fo:font-style="italic" style:font-style-asian="italic" style:font-name-complex="Book Antiqua" style:font-style-complex="italic"/>
    </style:style>
    <style:style style:name="P68" style:family="paragraph" style:parent-style-name="Standard">
      <style:paragraph-properties fo:margin-left="1.663cm" fo:margin-right="0cm" fo:margin-top="0cm" fo:margin-bottom="0cm" fo:line-height="150%" fo:text-align="justify" style:justify-single-word="false" fo:orphans="0" fo:widows="0" fo:text-indent="-0.353cm" style:auto-text-indent="false" style:text-autospace="non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69" style:family="paragraph" style:parent-style-name="Título_20_2">
      <style:paragraph-properties fo:margin-left="0.635cm" fo:margin-right="0cm" fo:text-align="justify" style:justify-single-word="false" fo:text-indent="0cm" style:auto-text-indent="false" fo:keep-with-next="always">
        <style:tab-stops/>
      </style:paragraph-properties>
      <style:text-properties style:font-name="Arial" fo:font-weight="normal" style:font-weight-asian="normal" style:font-name-complex="Arial" style:font-weight-complex="normal"/>
    </style:style>
    <style:style style:name="P70" style:family="paragraph" style:parent-style-name="Título_20_2">
      <style:paragraph-properties fo:margin-left="1.397cm" fo:margin-right="0cm" fo:text-align="justify" style:justify-single-word="false" fo:text-indent="-0.762cm" style:auto-text-indent="false" fo:keep-with-next="always">
        <style:tab-stops>
          <style:tab-stop style:position="0cm"/>
        </style:tab-stops>
      </style:paragraph-properties>
    </style:style>
    <style:style style:name="P71" style:family="paragraph" style:parent-style-name="Título_20_2">
      <style:paragraph-properties fo:margin-left="1.905cm" fo:margin-right="0cm" fo:text-align="justify" style:justify-single-word="false" fo:text-indent="-1.27cm" style:auto-text-indent="false" fo:keep-with-next="always">
        <style:tab-stops>
          <style:tab-stop style:position="0cm"/>
        </style:tab-stops>
      </style:paragraph-properties>
      <style:text-properties style:font-name="Arial" fo:font-weight="normal" style:font-weight-asian="normal" style:font-name-complex="Arial" style:font-weight-complex="normal"/>
    </style:style>
    <style:style style:name="P72"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text-properties style:font-name="Arial" fo:font-weight="normal" style:font-weight-asian="normal" style:font-name-complex="Arial" style:font-weight-complex="normal"/>
    </style:style>
    <style:style style:name="P73" style:family="paragraph" style:parent-style-name="Título_20_2">
      <style:paragraph-properties fo:margin-left="1.588cm" fo:margin-right="0cm" fo:text-align="justify" style:justify-single-word="false" fo:orphans="0" fo:widows="0" fo:text-indent="-0.953cm" style:auto-text-indent="false" fo:keep-with-next="always" style:text-autospace="none">
        <style:tab-stops>
          <style:tab-stop style:position="0.318cm"/>
        </style:tab-stops>
      </style:paragraph-properties>
      <style:text-properties style:font-name="Arial" fo:language="es" fo:country="ES" fo:font-weight="normal" style:language-asian="es" style:country-asian="ES" style:font-weight-asian="normal" style:font-name-complex="Arial" style:font-weight-complex="normal"/>
    </style:style>
    <style:style style:name="P74"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style>
    <style:style style:name="P75" style:family="paragraph" style:parent-style-name="Título_20_2">
      <style:paragraph-properties fo:margin-left="1.588cm" fo:margin-right="0cm" fo:line-height="150%" fo:text-align="justify" style:justify-single-word="false" fo:text-indent="-0.953cm" style:auto-text-indent="false" fo:keep-with-next="always">
        <style:tab-stops>
          <style:tab-stop style:position="0.318cm"/>
        </style:tab-stops>
      </style:paragraph-properties>
    </style:style>
    <style:style style:name="P76" style:family="paragraph" style:parent-style-name="Título_20_2">
      <style:paragraph-properties fo:margin-left="1.588cm" fo:margin-right="0cm" fo:text-align="justify" style:justify-single-word="false" fo:text-indent="-0.953cm" style:auto-text-indent="false">
        <style:tab-stops>
          <style:tab-stop style:position="0.318cm"/>
        </style:tab-stops>
      </style:paragraph-properties>
      <style:text-properties style:font-name="Arial" fo:font-weight="normal" style:font-weight-asian="normal" style:font-name-complex="Arial" style:font-weight-complex="normal"/>
    </style:style>
    <style:style style:name="P77" style:family="paragraph" style:parent-style-name="Título_20_1">
      <style:paragraph-properties fo:margin-left="0.635cm" fo:margin-right="0cm" fo:text-indent="-0.635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78" style:family="paragraph" style:parent-style-name="Título_20_1">
      <style:paragraph-properties fo:margin-left="0.714cm" fo:margin-right="0cm" fo:text-indent="-0.714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79" style:family="paragraph" style:parent-style-name="Título_20_1">
      <style:paragraph-properties fo:margin-left="0.688cm" fo:margin-right="0cm"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0" style:family="paragraph" style:parent-style-name="Título_20_1">
      <style:paragraph-properties fo:margin-left="0.688cm" fo:margin-right="0cm" fo:line-height="150%"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1" style:family="paragraph" style:parent-style-name="Título_20_1">
      <style:paragraph-properties fo:margin-left="0.688cm" fo:margin-right="0cm"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2" style:family="paragraph" style:parent-style-name="Título_20_31">
      <style:paragraph-properties fo:line-height="150%" fo:text-align="justify" style:justify-single-word="false" fo:orphans="2" fo:widows="2"/>
    </style:style>
    <style:style style:name="P83" style:family="paragraph" style:parent-style-name="Título_20_31" style:list-style-name="WW8Num5">
      <style:paragraph-properties fo:line-height="150%" fo:text-align="justify" style:justify-single-word="false" fo:orphans="2" fo:widows="2"/>
    </style:style>
    <style:style style:name="P84" style:family="paragraph" style:parent-style-name="Título_20_31">
      <style:paragraph-properties fo:line-height="150%" fo:text-align="justify" style:justify-single-word="false"/>
    </style:style>
    <style:style style:name="P85" style:family="paragraph" style:parent-style-name="Título_20_31">
      <style:paragraph-properties fo:line-height="150%" fo:text-align="justify" style:justify-single-word="false"/>
      <style:text-properties style:font-name="Arial" fo:language="es" fo:country="ES" fo:font-style="normal" style:font-name-asian="Arial" style:font-style-asian="normal" style:font-size-complex="12pt" style:language-complex="ar" style:country-complex="SA" style:font-style-complex="italic"/>
    </style:style>
    <style:style style:name="P86" style:family="paragraph" style:parent-style-name="Título_20_31">
      <style:paragraph-properties fo:line-height="150%" fo:text-align="justify" style:justify-single-word="false"/>
      <style:text-properties style:font-name="Arial" style:font-name-asian="Arial" style:font-size-complex="12pt" style:font-style-complex="italic"/>
    </style:style>
    <style:style style:name="P87" style:family="paragraph" style:parent-style-name="Título_20_31">
      <style:paragraph-properties fo:line-height="150%" fo:text-align="justify" style:justify-single-word="false" fo:orphans="0" fo:widows="0"/>
      <style:text-properties style:font-name="Arial" fo:font-size="12pt" style:letter-kerning="true" style:font-name-asian="Arial" style:font-size-asian="12pt" style:language-asian="zh" style:country-asian="CN" style:font-size-complex="12pt" style:language-complex="hi" style:country-complex="IN" style:font-style-complex="italic"/>
    </style:style>
    <style:style style:name="P88" style:family="paragraph" style:parent-style-name="Título_20_31">
      <style:paragraph-properties fo:line-height="150%" fo:text-align="justify" style:justify-single-word="false" fo:orphans="0" fo:widows="0" style:vertical-align="baseline"/>
      <style:text-properties fo:color="#000000" style:font-name="Arial" style:language-complex="ar" style:country-complex="SA"/>
    </style:style>
    <style:style style:name="P89" style:family="paragraph" style:parent-style-name="Título_20_31">
      <style:paragraph-properties fo:line-height="150%" fo:text-align="justify" style:justify-single-word="false" fo:break-before="page"/>
    </style:style>
    <style:style style:name="P90" style:family="paragraph" style:parent-style-name="Normal" style:master-page-name="MP0">
      <style:paragraph-properties style:page-number="auto" fo:break-before="page"/>
    </style:style>
    <style:style style:name="P91" style:family="paragraph" style:parent-style-name="Normal" style:list-style-name="L1">
      <style:text-properties style:font-name="Arial" fo:font-size="14pt" fo:language="es" fo:country="ES" fo:font-weight="bold" style:font-size-asian="14pt" style:font-weight-asian="bold" style:font-name-complex="Arial" style:font-size-complex="14pt"/>
    </style:style>
    <style:style style:name="P92" style:family="paragraph" style:parent-style-name="Normal" style:list-style-name="L1">
      <style:text-properties style:font-name="Arial" fo:font-size="14pt" fo:font-weight="bold" style:font-size-asian="14pt" style:font-weight-asian="bold" style:font-name-complex="Arial" style:font-size-complex="14pt"/>
    </style:style>
    <style:style style:name="P93" style:family="paragraph" style:parent-style-name="Normal" style:list-style-name="L2">
      <style:paragraph-properties fo:line-height="150%" fo:text-align="justify" style:justify-single-word="false" fo:orphans="2" fo:widows="2"/>
      <style:text-properties style:font-name="Arial" style:font-name-complex="Arial" style:font-style-complex="italic"/>
    </style:style>
    <style:style style:name="P94" style:family="paragraph" style:parent-style-name="Normal">
      <style:paragraph-properties fo:line-height="150%" fo:text-align="center" style:justify-single-word="false"/>
      <style:text-properties style:font-name="Arial" style:font-name-complex="Arial"/>
    </style:style>
    <style:style style:name="P95" style:family="paragraph" style:parent-style-name="Normal">
      <style:paragraph-properties fo:line-height="150%" fo:text-align="center" style:justify-single-word="false"/>
      <style:text-properties style:font-name="Arial" fo:language="fr" fo:country="FR" style:font-name-complex="Arial"/>
    </style:style>
    <style:style style:name="P96" style:family="paragraph" style:parent-style-name="Normal" style:list-style-name="WW8Num5">
      <style:paragraph-properties fo:margin-left="1.27cm" fo:margin-right="0cm" fo:margin-top="0cm" fo:margin-bottom="0.353cm" fo:line-height="150%" fo:text-align="justify" style:justify-single-word="false" fo:orphans="2" fo:widows="2" fo:text-indent="-1.27cm" style:auto-text-indent="false" style:text-autospace="ideograph-alpha">
        <style:tab-stops/>
      </style:paragraph-properties>
      <style:text-properties style:font-name="Arial" style:font-name-asian="Malgun Gothic" style:language-asian="ko" style:country-asian="KR" style:font-name-complex="Arial"/>
    </style:style>
    <style:style style:name="P97"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style:font-name-asian="Malgun Gothic" style:font-size-asian="16pt" style:language-asian="ko" style:country-asian="KR" style:font-style-asian="italic" style:font-name-complex="Arial" style:font-size-complex="16pt"/>
    </style:style>
    <style:style style:name="P98" style:family="paragraph" style:parent-style-name="Título_20_11">
      <style:paragraph-properties fo:line-height="150%"/>
      <style:text-properties fo:font-size="16pt" fo:font-style="italic" style:font-name-asian="Arial" style:font-size-asian="16pt" style:font-style-asian="italic" style:font-name-complex="Arial" style:font-size-complex="16pt" style:font-style-complex="italic"/>
    </style:style>
    <style:style style:name="P99" style:family="paragraph" style:parent-style-name="Título_20_11">
      <style:paragraph-properties fo:line-height="150%" fo:text-align="center" style:justify-single-word="false"/>
    </style:style>
    <style:style style:name="P100"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text-properties style:font-name="Arial" fo:font-weight="normal" style:font-weight-asian="normal" style:font-name-complex="Arial" style:font-weight-complex="normal"/>
    </style:style>
    <style:style style:name="P101"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style>
    <style:style style:name="P102" style:family="paragraph" style:parent-style-name="Título_20_7">
      <style:paragraph-properties fo:text-align="center" style:justify-single-word="false" fo:keep-with-next="always"/>
    </style:style>
    <style:style style:name="P103" style:family="paragraph" style:parent-style-name="Título_20_21">
      <style:paragraph-properties fo:line-height="150%" fo:text-align="justify" style:justify-single-word="false" fo:orphans="2" fo:widows="2"/>
    </style:style>
    <style:style style:name="P104" style:family="paragraph" style:parent-style-name="Título_20_21">
      <style:paragraph-properties fo:line-height="150%" fo:text-align="justify" style:justify-single-word="false"/>
    </style:style>
    <style:style style:name="P105" style:family="paragraph" style:parent-style-name="Título_20_21">
      <style:paragraph-properties fo:line-height="150%" fo:text-align="justify" style:justify-single-word="false"/>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P106" style:family="paragraph" style:parent-style-name="Título_20_21">
      <style:paragraph-properties fo:line-height="150%" fo:text-align="justify" style:justify-single-word="false"/>
      <style:text-properties fo:color="#000000" style:font-name="Arial" fo:font-style="italic" style:font-name-asian="Arial" style:font-style-asian="italic"/>
    </style:style>
    <style:style style:name="P107" style:family="paragraph" style:parent-style-name="Standard" style:list-style-name="L2">
      <style:paragraph-properties fo:line-height="150%" fo:text-align="justify" style:justify-single-word="false" fo:orphans="2" fo:widows="2"/>
      <style:text-properties style:font-name="Arial" style:font-name-complex="Arial" style:font-style-complex="italic"/>
    </style:style>
    <style:style style:name="P108" style:family="paragraph" style:parent-style-name="Standard" style:list-style-name="L4">
      <style:paragraph-properties fo:line-height="150%" fo:text-align="justify" style:justify-single-word="false" fo:orphans="2" fo:widows="2" style:vertical-align="baseline"/>
      <style:text-properties style:font-name="Arial" style:font-name-complex="Arial"/>
    </style:style>
    <style:style style:name="P109" style:family="paragraph" style:parent-style-name="Standard" style:list-style-name="L3">
      <style:paragraph-properties fo:text-align="justify" style:justify-single-word="false"/>
      <style:text-properties fo:color="#000000" style:font-name="Arial" style:language-complex="ar" style:country-complex="SA"/>
    </style:style>
    <style:style style:name="P110" style:family="paragraph" style:parent-style-name="Standard" style:list-style-name="WW8Num5">
      <style:paragraph-properties fo:line-height="150%" fo:text-align="justify" style:justify-single-word="false" style:vertical-align="baseline"/>
      <style:text-properties fo:color="#000000" style:font-name="Arial" style:language-complex="ar" style:country-complex="SA"/>
    </style:style>
    <style:style style:name="P111" style:family="paragraph" style:parent-style-name="Standard" style:list-style-name="WW8Num5">
      <style:paragraph-properties fo:line-height="150%" fo:text-align="justify" style:justify-single-word="false" style:vertical-align="baseline"/>
      <style:text-properties fo:color="#000000" style:font-name="Arial"/>
    </style:style>
    <style:style style:name="P112" style:family="paragraph" style:parent-style-name="Standard" style:list-style-name="WW8Num5">
      <style:paragraph-properties fo:line-height="150%" fo:text-align="justify" style:justify-single-word="false" style:vertical-align="baseline"/>
      <style:text-properties fo:color="#000000" style:font-name="Arial" fo:font-weight="normal" style:font-weight-asian="normal" style:language-complex="ar" style:country-complex="SA" style:font-weight-complex="normal"/>
    </style:style>
    <style:style style:name="P113" style:family="paragraph" style:parent-style-name="Standard">
      <style:paragraph-properties fo:line-height="150%" fo:text-align="justify" style:justify-single-word="false" style:vertical-align="baseline"/>
      <style:text-properties fo:color="#000000" style:font-name="Arial" fo:font-weight="normal" style:font-weight-asian="normal" style:language-complex="ar" style:country-complex="SA" style:font-weight-complex="normal"/>
    </style:style>
    <style:style style:name="P114" style:family="paragraph" style:parent-style-name="Standard" style:list-style-name="WW8Num5">
      <style:paragraph-properties fo:line-height="150%" fo:text-align="justify" style:justify-single-word="false" style:vertical-align="baseline"/>
      <style:text-properties fo:color="#000000" style:font-name="Arial" fo:font-weight="normal" style:font-name-asian="Malgun Gothic" style:language-asian="ko" style:country-asian="KR" style:font-weight-asian="normal" style:font-name-complex="Arial" style:language-complex="ar" style:country-complex="SA" style:font-weight-complex="normal"/>
    </style:style>
    <style:style style:name="P115" style:family="paragraph" style:parent-style-name="Standard" style:list-style-name="WW8Num5">
      <style:paragraph-properties fo:line-height="150%" fo:text-align="justify" style:justify-single-word="false" style:vertical-align="baseline"/>
      <style:text-properties fo:color="#000000" style:font-name="Arial" fo:font-weight="bold" style:font-weight-asian="bold" style:language-complex="ar" style:country-complex="SA" style:font-weight-complex="bold"/>
    </style:style>
    <style:style style:name="P116" style:family="paragraph" style:parent-style-name="Standard" style:list-style-name="WW8Num5">
      <style:paragraph-properties fo:line-height="150%" fo:text-align="justify" style:justify-single-word="false" style:vertical-align="baseline"/>
      <style:text-properties fo:color="#000000" style:font-name="Arial" fo:background-color="#ffff99" style:language-complex="ar" style:country-complex="SA"/>
    </style:style>
    <style:style style:name="P117" style:family="paragraph" style:parent-style-name="Standard" style:list-style-name="WW8Num5">
      <style:paragraph-properties fo:line-height="150%" fo:text-align="justify" style:justify-single-word="false" style:vertical-align="baseline"/>
      <style:text-properties fo:color="#000000" style:text-line-through-style="none" style:font-name="Arial" fo:background-color="transparent"/>
    </style:style>
    <style:style style:name="P118" style:family="paragraph" style:parent-style-name="Standard" style:list-style-name="WW8Num5">
      <style:paragraph-properties fo:line-height="150%" fo:text-align="justify" style:justify-single-word="false" style:vertical-align="baseline"/>
    </style:style>
    <style:style style:name="P119" style:family="paragraph" style:parent-style-name="Standard" style:list-style-name="L4">
      <style:paragraph-properties fo:line-height="150%" fo:text-align="justify" style:justify-single-word="false" fo:orphans="2" fo:widows="2" style:vertical-align="baseline"/>
    </style:style>
    <style:style style:name="P120" style:family="paragraph" style:parent-style-name="Standard">
      <style:text-properties fo:language="es" fo:country="ES" style:language-complex="ar" style:country-complex="SA"/>
    </style:style>
    <style:style style:name="P121" style:family="paragraph" style:parent-style-name="Standard" style:list-style-name="WW8Num5">
      <style:paragraph-properties fo:margin-left="-1.27cm" fo:margin-right="0cm" fo:line-height="150%" fo:text-align="justify" style:justify-single-word="false" fo:text-indent="0cm" style:auto-text-indent="false" style:vertical-align="baseline"/>
      <style:text-properties fo:color="#000000" style:font-name="Arial" style:language-complex="ar" style:country-complex="SA"/>
    </style:style>
    <style:style style:name="P122" style:family="paragraph" style:parent-style-name="Standard" style:list-style-name="WW8Num5">
      <style:paragraph-properties fo:margin-left="-1.27cm" fo:margin-right="0cm" fo:line-height="150%" fo:text-align="justify" style:justify-single-word="false" fo:text-indent="0cm" style:auto-text-indent="false" style:vertical-align="baseline"/>
      <style:text-properties fo:color="#000000" style:font-name="Arial" fo:font-weight="normal" style:font-name-asian="Malgun Gothic" style:language-asian="ko" style:country-asian="KR" style:font-weight-asian="normal" style:font-name-complex="Arial" style:language-complex="ar" style:country-complex="SA" style:font-weight-complex="normal"/>
    </style:style>
    <style:style style:name="P123" style:family="paragraph" style:parent-style-name="Standard" style:list-style-name="WW8Num5">
      <style:paragraph-properties fo:margin-left="1.27cm" fo:margin-right="0cm" fo:line-height="150%" fo:text-align="justify" style:justify-single-word="false" fo:text-indent="-1.27cm" style:auto-text-indent="false" style:vertical-align="baseline">
        <style:tab-stops/>
      </style:paragraph-properties>
      <style:text-properties fo:color="#000000" style:font-name="Arial" style:language-complex="ar" style:country-complex="SA"/>
    </style:style>
    <style:style style:name="P124" style:family="paragraph" style:parent-style-name="Standard" style:list-style-name="WW8Num5">
      <style:paragraph-properties fo:margin-left="0cm" fo:margin-right="0cm" fo:line-height="150%" fo:text-align="justify" style:justify-single-word="false" fo:text-indent="0cm" style:auto-text-indent="false" style:vertical-align="baseline"/>
      <style:text-properties fo:color="#000000" style:font-name="Arial" style:language-complex="ar" style:country-complex="SA"/>
    </style:style>
    <style:style style:name="T1" style:family="text">
      <style:text-properties fo:text-transform="uppercase" fo:language="es" fo:country="PY" fo:font-weight="bold" style:font-weight-asian="bold" style:font-weight-complex="bold"/>
    </style:style>
    <style:style style:name="T2" style:family="text">
      <style:text-properties style:font-name="Book Antiqua" fo:font-size="20pt" fo:font-weight="bold" style:font-size-asian="20pt" style:font-weight-asian="bold" style:font-name-complex="Book Antiqua" style:font-size-complex="20pt" style:font-weight-complex="bold"/>
    </style:style>
    <style:style style:name="T3" style:family="text">
      <style:text-properties style:font-name="Arial" fo:font-weight="normal" style:font-weight-asian="normal" style:font-name-complex="Arial" style:font-weight-complex="normal"/>
    </style:style>
    <style:style style:name="T4" style:family="text">
      <style:text-properties style:font-name="Arial" style:font-name-complex="Arial"/>
    </style:style>
    <style:style style:name="T5" style:family="text">
      <style:text-properties style:font-name="Arial" style:font-name-complex="Arial" style:font-style-complex="italic"/>
    </style:style>
    <style:style style:name="T6" style:family="text">
      <style:text-properties style:font-name="Arial" fo:language="es" fo:country="PY" style:language-asian="en" style:country-asian="US" style:font-name-complex="Arial"/>
    </style:style>
    <style:style style:name="T7" style:family="text">
      <style:text-properties style:font-name="Arial" fo:font-weight="bold" style:font-weight-asian="bold" style:font-name-complex="Arial" style:font-style-complex="italic"/>
    </style:style>
    <style:style style:name="T8" style:family="text">
      <style:text-properties style:font-name="Arial" fo:font-weight="bold" style:font-weight-asian="bold" style:font-name-complex="Arial" style:font-weight-complex="bold"/>
    </style:style>
    <style:style style:name="T9" style:family="text">
      <style:text-properties style:font-name="Arial" fo:language="es" fo:country="ES" style:font-name-asian="Times New Roman" style:language-complex="ar" style:country-complex="SA" style:font-style-complex="normal"/>
    </style:style>
    <style:style style:name="T10" style:family="text">
      <style:text-properties style:font-name="Arial" fo:language="es" fo:country="ES" fo:font-style="normal" style:font-name-asian="Arial" style:font-style-asian="normal" style:font-size-complex="12pt" style:language-complex="ar" style:country-complex="SA" style:font-style-complex="italic"/>
    </style:style>
    <style:style style:name="T11" style:family="text">
      <style:text-properties style:font-name="Arial" style:font-name-asian="Arial" style:font-size-complex="12pt" style:font-style-complex="italic"/>
    </style:style>
    <style:style style:name="T12" style:family="text">
      <style:text-properties style:font-name="Arial" fo:font-size="16pt" fo:font-style="italic" style:font-name-asian="Malgun Gothic" style:font-size-asian="16pt" style:language-asian="ko" style:country-asian="KR" style:font-style-asian="italic" style:font-name-complex="Arial" style:font-size-complex="16pt"/>
    </style:style>
    <style:style style:name="T13" style:family="text">
      <style:text-properties style:font-name="Arial" fo:font-size="12pt" fo:language="es" fo:country="ES" fo:font-style="normal" style:letter-kerning="true" style:font-name-asian="Arial" style:font-size-asian="12pt" style:language-asian="zh" style:country-asian="CN" style:font-style-asian="normal" style:font-size-complex="12pt" style:language-complex="ar" style:country-complex="SA" style:font-style-complex="italic"/>
    </style:style>
    <style:style style:name="T14" style:family="text">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T15" style:family="text">
      <style:text-properties fo:color="#000000" style:font-name="Arial" fo:font-style="italic" style:font-name-asian="Arial" style:font-style-asian="italic"/>
    </style:style>
    <style:style style:name="T16" style:family="text">
      <style:text-properties fo:color="#000000" style:font-name="Arial" fo:font-weight="bold" style:font-name-asian="Times New Roman" style:font-weight-asian="bold" style:font-name-complex="Arial" style:font-weight-complex="bold"/>
    </style:style>
    <style:style style:name="T17" style:family="text">
      <style:text-properties fo:color="#000000" style:font-name="Arial" style:font-name-asian="Times New Roman" style:font-name-complex="Arial"/>
    </style:style>
    <style:style style:name="T18" style:family="text">
      <style:text-properties fo:color="#000000" style:font-name="Arial" fo:font-size="9pt" fo:background-color="#f9f9f9" style:font-size-asian="9pt" style:font-name-complex="Arial" style:font-size-complex="9pt"/>
    </style:style>
    <style:style style:name="T19" style:family="text">
      <style:text-properties fo:color="#000000" style:font-name="Arial" style:language-complex="ar" style:country-complex="SA"/>
    </style:style>
    <style:style style:name="T20" style:family="text">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T21" style:family="text">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T22" style:family="text">
      <style:text-properties fo:color="#000000" style:font-name="Arial" fo:font-size="12pt" fo:language="es" fo:country="ES"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23" style:family="text">
      <style:text-properties fo:color="#000000" style:text-line-through-style="none" style:font-name="Arial" fo:font-size="12pt" fo:language="es" fo:country="ES" fo:font-style="normal" style:text-underline-style="none" fo:font-weight="normal" style:font-name-asian="Georgia" style:font-size-asian="12pt" style:font-style-asian="normal" style:font-weight-asian="normal" style:font-name-complex="Georgia" style:font-size-complex="12pt" style:font-style-complex="normal" style:font-weight-complex="normal"/>
    </style:style>
    <style:style style:name="T24" style:family="text">
      <style:text-properties fo:font-size="16pt" fo:font-style="italic" style:font-name-asian="Arial" style:font-size-asian="16pt" style:font-style-asian="italic" style:font-name-complex="Arial" style:font-size-complex="16pt" style:font-style-complex="italic"/>
    </style:style>
    <style:style style:name="T25" style:family="text">
      <style:text-properties fo:font-weight="bold" style:font-weight-asian="bold" style:font-weight-complex="bold"/>
    </style:style>
    <style:style style:name="T26" style:family="text">
      <style:text-properties fo:font-weight="bold" style:language-asian="es" style:country-asian="ES" style:font-weight-asian="bold" style:font-name-complex="Arial" style:font-weight-complex="bold"/>
    </style:style>
    <style:style style:name="T27" style:family="text">
      <style:text-properties fo:font-weight="normal" style:font-weight-asian="normal" style:font-weight-complex="normal"/>
    </style:style>
    <style:style style:name="T28" style:family="text">
      <style:text-properties fo:font-weight="normal" style:font-name-asian="Georgia" style:font-weight-asian="normal" style:font-name-complex="Georgia" style:font-weight-complex="normal"/>
    </style:style>
    <style:style style:name="T29" style:family="text">
      <style:text-properties fo:font-weight="normal" style:language-asian="es" style:country-asian="ES" style:font-weight-asian="normal" style:font-name-complex="Arial" style:font-weight-complex="normal"/>
    </style:style>
    <style:style style:name="T30" style:family="text">
      <style:text-properties style:font-name-asian="Georgia" style:font-name-complex="Georgia"/>
    </style:style>
    <style:style style:name="T31" style:family="text">
      <style:text-properties fo:font-size="12pt" style:letter-kerning="true" style:font-name-asian="Arial" style:font-size-asian="12pt" style:language-asian="zh" style:country-asian="CN" style:font-size-complex="12pt" style:language-complex="hi" style:country-complex="IN" style:font-style-complex="italic"/>
    </style:style>
    <style:style style:name="T32" style:family="text">
      <style:text-properties fo:color="#ff0000" fo:font-weight="normal" style:font-weight-asian="normal" style:font-weight-complex="normal"/>
    </style:style>
    <style:style style:name="T33" style:family="text">
      <style:text-properties style:text-line-through-style="none" fo:font-style="normal" style:font-style-asian="normal" style:font-style-complex="normal"/>
    </style:style>
    <style:style style:name="T34" style:family="text">
      <style:text-properties fo:color="#ff6600" style:text-line-through-style="none" fo:font-style="italic" style:font-style-asian="italic" style:font-style-complex="italic"/>
    </style:style>
    <style:style style:name="T35" style:family="text">
      <style:text-properties fo:color="#ff3333"/>
    </style:style>
    <style:style style:name="T36" style:family="text">
      <style:text-properties fo:color="#ff3333" fo:font-style="italic" style:font-style-asian="italic" style:font-style-complex="italic"/>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9LVL1" text:bullet-char="">
        <style:list-level-properties text:space-before="1.905cm" text:min-label-width="0.635cm"/>
        <style:text-properties style:font-name="Symbol"/>
      </text:list-level-style-bullet>
      <text:list-level-style-bullet text:level="2" text:style-name="WW_5f_CharLFO19LVL2" text:bullet-char="o">
        <style:list-level-properties text:space-before="3.175cm" text:min-label-width="0.635cm"/>
        <style:text-properties style:font-name="Courier New"/>
      </text:list-level-style-bullet>
      <text:list-level-style-bullet text:level="3" text:style-name="WW_5f_CharLFO19LVL3" text:bullet-char="">
        <style:list-level-properties text:space-before="4.445cm" text:min-label-width="0.635cm"/>
        <style:text-properties style:font-name="Wingdings"/>
      </text:list-level-style-bullet>
      <text:list-level-style-bullet text:level="4" text:style-name="WW_5f_CharLFO19LVL4" text:bullet-char="">
        <style:list-level-properties text:space-before="5.715cm" text:min-label-width="0.635cm"/>
        <style:text-properties style:font-name="Symbol"/>
      </text:list-level-style-bullet>
      <text:list-level-style-bullet text:level="5" text:style-name="WW_5f_CharLFO19LVL5" text:bullet-char="o">
        <style:list-level-properties text:space-before="6.985cm" text:min-label-width="0.635cm"/>
        <style:text-properties style:font-name="Courier New"/>
      </text:list-level-style-bullet>
      <text:list-level-style-bullet text:level="6" text:style-name="WW_5f_CharLFO19LVL6" text:bullet-char="">
        <style:list-level-properties text:space-before="8.255cm" text:min-label-width="0.635cm"/>
        <style:text-properties style:font-name="Wingdings"/>
      </text:list-level-style-bullet>
      <text:list-level-style-bullet text:level="7" text:style-name="WW_5f_CharLFO19LVL7" text:bullet-char="">
        <style:list-level-properties text:space-before="9.525cm" text:min-label-width="0.635cm"/>
        <style:text-properties style:font-name="Symbol"/>
      </text:list-level-style-bullet>
      <text:list-level-style-bullet text:level="8" text:style-name="WW_5f_CharLFO19LVL8" text:bullet-char="o">
        <style:list-level-properties text:space-before="10.795cm" text:min-label-width="0.635cm"/>
        <style:text-properties style:font-name="Courier New"/>
      </text:list-level-style-bullet>
      <text:list-level-style-bullet text:level="9" text:style-name="WW_5f_CharLFO19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22LVL1" style:num-prefix=" RNF-" style:num-suffix=" " style:num-format="1">
        <style:list-level-properties text:space-before="0.6cm" text:min-label-width="0.3cm"/>
      </text:list-level-style-number>
      <text:list-level-style-number text:level="2" text:style-name="WW_5f_CharLFO22LVL2" style:num-prefix="RNF-" style:num-suffix=" " style:num-format="1" text:display-levels="2">
        <style:list-level-properties text:space-before="1cm" text:min-label-width="0.101cm"/>
      </text:list-level-style-number>
      <text:list-level-style-number text:level="3" text:style-name="WW_5f_CharLFO22LVL3" style:num-prefix=" " style:num-suffix=" " style:num-format="1" text:display-levels="3">
        <style:list-level-properties text:space-before="0.45cm"/>
      </text:list-level-style-number>
      <text:list-level-style-number text:level="4" text:style-name="WW_5f_CharLFO22LVL4" style:num-prefix=" " style:num-suffix=" " style:num-format="1" text:display-levels="4">
        <style:list-level-properties/>
      </text:list-level-style-number>
      <text:list-level-style-number text:level="5" text:style-name="WW_5f_CharLFO22LVL5" style:num-prefix=" " style:num-suffix=" " style:num-format="1" text:display-levels="5">
        <style:list-level-properties/>
      </text:list-level-style-number>
      <text:list-level-style-number text:level="6" text:style-name="WW_5f_CharLFO22LVL6" style:num-prefix=" " style:num-suffix=" " style:num-format="1" text:display-levels="6">
        <style:list-level-properties/>
      </text:list-level-style-number>
      <text:list-level-style-number text:level="7" text:style-name="WW_5f_CharLFO22LVL7" style:num-prefix=" " style:num-suffix=" " style:num-format="1" text:display-levels="7">
        <style:list-level-properties/>
      </text:list-level-style-number>
      <text:list-level-style-number text:level="8" text:style-name="WW_5f_CharLFO22LVL8" style:num-prefix=" " style:num-suffix=" " style:num-format="1" text:display-levels="8">
        <style:list-level-properties/>
      </text:list-level-style-number>
      <text:list-level-style-number text:level="9" text:style-name="WW_5f_CharLFO2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02" text:outline-level="7"><text:span text:style-name="Fuente_20_de_20_párrafo_20_predeter."><text:span text:style-name="T2">DOCUMENTO DE </text:span></text:span><text:span text:style-name="Fuente_20_de_20_párrafo_20_predeter."><text:span text:style-name="T2">ESPECIFICACIÓN DE REQUERIMIENTOS</text:span></text:span></text:h>
      <text:p text:style-name="P4"/>
      <text:p text:style-name="P4"/>
      <text:p text:style-name="P4"/>
      <text:p text:style-name="P5"/>
      <text:p text:style-name="P6"/>
      <text:p text:style-name="P7">Autores:</text:p>
      <text:p text:style-name="P7"/>
      <text:p text:style-name="P7"/>
      <text:p text:style-name="P6">Lisnichuk Lechenuk, Yohanna</text:p>
      <text:p text:style-name="P6"/>
      <text:p text:style-name="P6">Ughelli Krieg, Víctor Danie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Fuente_20_de_20_párrafo_20_predeter."><text:span text:style-name="T2">2014</text:span></text:span></text:p>
      <text:p text:style-name="P28"/>
      <text:p text:style-name="P28"/>
      <text:p text:style-name="P28"><text:soft-page-break/>CONTENIDO</text:p>
      <text:p text:style-name="P9"/>
      <text:list xml:id="list7388411323770597411" text:style-name="L1">
        <text:list-item>
          <text:p text:style-name="P91">Presentación del Producto</text:p>
        </text:list-item>
      </text:list>
      <text:p text:style-name="P12"><text:tab/><text:tab/>1.1 Propósito del Sistema</text:p>
      <text:p text:style-name="P12"><text:tab/><text:tab/><text:tab/>1.1.1 Objetivo</text:p>
      <text:p text:style-name="P12"><text:tab/><text:tab/><text:tab/>1.1.2 Alcance</text:p>
      <text:p text:style-name="P12"><text:tab/><text:tab/><text:tab/>1.1.3 El Sistema no contempla</text:p>
      <text:p text:style-name="P12"><text:tab/><text:tab/> 1.2 Restricciones y Supuestos</text:p>
      <text:p text:style-name="P12"/>
      <text:list xml:id="list1902886067" text:continue-numbering="true" text:style-name="L1">
        <text:list-item>
          <text:p text:style-name="P91">Descripción General</text:p>
        </text:list-item>
      </text:list>
      <text:p text:style-name="P12"><text:tab/><text:tab/>2.1 Listado de la Funcionalidad del Sistema</text:p>
      <text:p text:style-name="P12"><text:tab/><text:tab/>2.2 Contexto del Producto</text:p>
      <text:p text:style-name="P12"><text:tab/><text:tab/>2.3 Perspectivas futuras del producto</text:p>
      <text:p text:style-name="P12"><text:tab/></text:p>
      <text:p text:style-name="P12"/>
      <text:list xml:id="list1100653202" text:continue-numbering="true" text:style-name="L1">
        <text:list-item>
          <text:p text:style-name="P91">Descripción Detallada de Requerimientos</text:p>
        </text:list-item>
      </text:list>
      <text:p text:style-name="P12"><text:tab/><text:tab/>3.1 Actores</text:p>
      <text:p text:style-name="P12"><text:tab/><text:tab/>3.2 Requerimientos Funcionales</text:p>
      <text:p text:style-name="P12"><text:tab/><text:tab/>3.3 Requerimientos No Funcionales</text:p>
      <text:p text:style-name="P12"><text:tab/><text:tab/><text:tab/>3.3.1 Del <text:s/>Producto</text:p>
      <text:p text:style-name="P12"><text:tab/><text:tab/><text:tab/>3.3.2 Del <text:s/>Ambiente<text:tab/></text:p>
      <text:p text:style-name="P31"/>
      <text:list xml:id="list687669558" text:continue-numbering="true" text:style-name="L1">
        <text:list-header>
          <text:p text:style-name="P92"/>
        </text:list-header>
        <text:list-item>
          <text:p text:style-name="P92">Requerimientos de Licencia</text:p>
        </text:list-item>
        <text:list-item>
          <text:p text:style-name="P92">Observaciones</text:p>
          <text:p text:style-name="P92"/>
        </text:list-item>
        <text:list-item>
          <text:p text:style-name="P91">Historia de Cambios</text:p>
        </text:list-item>
      </text:list>
      <text:p text:style-name="P12"/>
      <text:p text:style-name="P12"/>
      <text:p text:style-name="P12"/>
      <text:p text:style-name="P9"/>
      <text:p text:style-name="P3"/>
      <text:h text:style-name="P77" text:outline-level="1">1.<text:tab/>Presentación del Producto </text:h>
      <text:h text:style-name="P69" text:outline-level="2"/>
      <text:h text:style-name="P70" text:outline-level="2"><text:span text:style-name="Fuente_20_de_20_párrafo_20_predeter."><text:span text:style-name="T3">1</text:span></text:span><text:span text:style-name="Fuente_20_de_20_párrafo_20_predeter."><text:span text:style-name="T3">.1.</text:span></text:span><text:span text:style-name="Fuente_20_de_20_párrafo_20_predeter."><text:span text:style-name="T3"><text:tab/>Propósito del Sistema</text:span></text:span></text:h>
      <text:h text:style-name="P100" text:outline-level="3">1.1.1.<text:tab/>Objetivo: </text:h>
      <text:p text:style-name="P32"><text:span text:style-name="Fuente_20_de_20_párrafo_20_predeter."><text:span text:style-name="T5">El</text:span></text:span><text:span text:style-name="Fuente_20_de_20_párrafo_20_predeter."><text:span text:style-name="T6"> </text:span></text:span><text:span text:style-name="Fuente_20_de_20_párrafo_20_predeter."><text:span text:style-name="T5">sistema tiene como objetivo la implementación </text:span></text:span><text:span text:style-name="Fuente_20_de_20_párrafo_20_predeter."><text:span text:style-name="T5">de una aplicación web que ofrezca</text:span></text:span><text:span text:style-name="Fuente_20_de_20_párrafo_20_predeter."><text:span text:style-name="T5"> proceso</text:span></text:span><text:span text:style-name="Fuente_20_de_20_párrafo_20_predeter."><text:span text:style-name="T5">s</text:span></text:span><text:span text:style-name="Fuente_20_de_20_párrafo_20_predeter."><text:span text:style-name="T5"> de control de cambios sobre </text:span></text:span><text:span text:style-name="Fuente_20_de_20_párrafo_20_predeter."><text:span text:style-name="T5">ítems</text:span></text:span><text:span text:style-name="Fuente_20_de_20_párrafo_20_predeter."><text:span text:style-name="T5"> de un proyecto, originalmente de software. Permitiendo además </text:span></text:span><text:span text:style-name="Fuente_20_de_20_párrafo_20_predeter."><text:span text:style-name="T5">la gestión de los </text:span></text:span><text:span text:style-name="Fuente_20_de_20_párrafo_20_predeter."><text:span text:style-name="T5">ítems</text:span></text:span><text:span text:style-name="Fuente_20_de_20_párrafo_20_predeter."><text:span text:style-name="T5"> y su completa trazabilidad, así como la generación de líneas bases para un mejor control de los cambios mencionados y la evaluación del impacto en la modificación de alguno de ellos.</text:span></text:span></text:p>
      <text:h text:style-name="P101" text:outline-level="3"><text:span text:style-name="Fuente_20_de_20_párrafo_20_predeter."><text:span text:style-name="T3">1</text:span></text:span><text:span text:style-name="Fuente_20_de_20_párrafo_20_predeter."><text:span text:style-name="T3">.1.2.</text:span></text:span><text:span text:style-name="Fuente_20_de_20_párrafo_20_predeter."><text:span text:style-name="T3"><text:tab/>Alcance</text:span></text:span><text:span text:style-name="Fuente_20_de_20_párrafo_20_predeter."><text:span text:style-name="T4">:</text:span></text:span><text:span text:style-name="Fuente_20_de_20_párrafo_20_predeter."><text:span text:style-name="T3"> </text:span></text:span></text:h>
      <text:p text:style-name="P29">El sistema deberá contener 3 módulos principales:</text:p>
      <text:p text:style-name="P32"><text:span text:style-name="Fuente_20_de_20_párrafo_20_predeter."><text:span text:style-name="T7">Módulo de Administración</text:span></text:span><text:span text:style-name="Fuente_20_de_20_párrafo_20_predeter."><text:span text:style-name="T5">: Módulo que permite la administración de usuarios y roles, además de configur</text:span></text:span><text:span text:style-name="Fuente_20_de_20_párrafo_20_predeter."><text:span text:style-name="T5">aciones del sistemas.</text:span></text:span></text:p>
      <text:p text:style-name="P32"><text:span text:style-name="Fuente_20_de_20_párrafo_20_predeter."><text:span text:style-name="T7">Módulo de Gestión de Cambio</text:span></text:span><text:span text:style-name="Fuente_20_de_20_párrafo_20_predeter."><text:span text:style-name="T5">: Módulo que permite la generación de líneas bases. Deberá permitir el control de las </text:span></text:span><text:span text:style-name="Fuente_20_de_20_párrafo_20_predeter."><text:span text:style-name="T5">líneas</text:span></text:span><text:span text:style-name="Fuente_20_de_20_párrafo_20_predeter."><text:span text:style-name="T5"> bases generadas por proyecto y la gestión de los cambios de los elementos que se encuentren en las </text:span></text:span><text:span text:style-name="Fuente_20_de_20_párrafo_20_predeter."><text:span text:style-name="T5">líneas</text:span></text:span><text:span text:style-name="Fuente_20_de_20_párrafo_20_predeter."><text:span text:style-name="T5"> bases.</text:span></text:span></text:p>
      <text:p text:style-name="P32"><text:span text:style-name="Fuente_20_de_20_párrafo_20_predeter."><text:span text:style-name="T7">Módulo de Desarrollo</text:span></text:span><text:span text:style-name="Fuente_20_de_20_párrafo_20_predeter."><text:span text:style-name="T5">: Módulo que genera o modifica los </text:span></text:span><text:span text:style-name="Fuente_20_de_20_párrafo_20_predeter."><text:span text:style-name="T5">ítems</text:span></text:span><text:span text:style-name="Fuente_20_de_20_párrafo_20_predeter."><text:span text:style-name="T5"> de las fases de los proyectos.</text:span></text:span><text:span text:style-name="Fuente_20_de_20_párrafo_20_predeter."><text:span text:style-name="T5"> Además se ocupa de las relaciones entre los mismos, el control de versiones y el cálculo del impacto en su modificación</text:span></text:span></text:p>
      <text:p text:style-name="P13"/>
      <text:p text:style-name="P23"><text:span text:style-name="Fuente_20_de_20_párrafo_20_predeter."><text:span text:style-name="T8">1</text:span></text:span><text:span text:style-name="Fuente_20_de_20_párrafo_20_predeter."><text:span text:style-name="T8">.1.3.</text:span></text:span><text:span text:style-name="Fuente_20_de_20_párrafo_20_predeter."><text:span text:style-name="T8"><text:tab/>El Sistema no contempla</text:span></text:span><text:span text:style-name="Fuente_20_de_20_párrafo_20_predeter."><text:span text:style-name="T4">:</text:span></text:span></text:p>
      <text:p text:style-name="P29"/>
      <text:p text:style-name="P29">Sólo contempla la gestión de cambios de proyectos que estén orientados a software.</text:p>
      <text:p text:style-name="P18"/>
      <text:p text:style-name="P18"/>
      <text:p text:style-name="P18"/>
      <text:p text:style-name="P18"/>
      <text:p text:style-name="P18"/>
      <text:p text:style-name="P18"/>
      <text:p text:style-name="P18"/>
      <text:p text:style-name="P15"/>
      <text:h text:style-name="P78" text:outline-level="1"><text:soft-page-break/>2.<text:tab/>Descripción General </text:h>
      <text:p text:style-name="P15"/>
      <text:h text:style-name="P71" text:outline-level="2">2.1.<text:tab/>Listado de la Funcionalidad del Sistema </text:h>
      <text:p text:style-name="P29"/>
      <text:p text:style-name="P30">Módulo de Administración</text:p>
      <text:list xml:id="list3773204492497287552" text:style-name="L2">
        <text:list-item>
          <text:p text:style-name="P93">Permitir la creación de Proyectos de software.</text:p>
        </text:list-item>
        <text:list-item>
          <text:p text:style-name="P93">Asignar fases a los proyectos creados</text:p>
        </text:list-item>
        <text:list-item>
          <text:p text:style-name="P93">Asignar Tipos de Ítems a las fases</text:p>
        </text:list-item>
        <text:list-item>
          <text:p text:style-name="P93">Agregar Tipos de Atributos a los Tipos de Ítem</text:p>
        </text:list-item>
        <text:list-item>
          <text:p text:style-name="P93">Agregar Ítems a los Tipos de Ítems</text:p>
        </text:list-item>
        <text:list-item>
          <text:p text:style-name="P93">Asignar usuarios con sus roles para cada proyecto </text:p>
        </text:list-item>
        <text:list-item>
          <text:p text:style-name="P93">Realizar control de usuarios, permisos y roles de los mismos.</text:p>
        </text:list-item>
      </text:list>
      <text:p text:style-name="P17"><text:tab/><text:span text:style-name="T25">Módulo de Gestión de Cambios</text:span></text:p>
      <text:list xml:id="list1726712725" text:continue-numbering="true" text:style-name="L2">
        <text:list-item>
          <text:p text:style-name="P93">Gestionar líneas bases entre los Ítems de las fases del proyecto</text:p>
        </text:list-item>
        <text:list-item>
          <text:p text:style-name="P93">Realizar solicitudes de Cambio</text:p>
        </text:list-item>
        <text:list-item>
          <text:p text:style-name="P93">Capacidad de relacionar Ítems de diferentes fases o de la misma entre si</text:p>
        </text:list-item>
        <text:list-item>
          <text:p text:style-name="P93">Generar informes sobre los Ítems y fases creadas.</text:p>
        </text:list-item>
      </text:list>
      <text:p text:style-name="P17"><text:tab/><text:span text:style-name="T25">Módulo de Desarrollo</text:span></text:p>
      <text:list xml:id="list1641123397" text:continue-numbering="true" text:style-name="L2">
        <text:list-item>
          <text:p text:style-name="P93">Realizar un control de versiones de los cambios en los Ítems</text:p>
        </text:list-item>
        <text:list-item>
          <text:p text:style-name="P107">Creación de ítems</text:p>
        </text:list-item>
        <text:list-item>
          <text:p text:style-name="P107">Creación de Tipo de Ítems</text:p>
        </text:list-item>
        <text:list-item>
          <text:p text:style-name="P93">Calcular el impacto que tendrá la modificación de algún Ítem de una fase</text:p>
        </text:list-item>
      </text:list>
      <text:p text:style-name="P24"/>
      <text:h text:style-name="P72" text:outline-level="2">2.2.<text:tab/>Contexto del Producto</text:h>
      <text:p text:style-name="P37">Este producto es independiente y totalmente auto-contenido. Es decir, no depende de otro sistema y ya provee todas las funcionalidades necesarias para su correcta utilización. </text:p>
      <text:p text:style-name="P38"/>
      <text:h text:style-name="P72" text:outline-level="2">2.3.<text:tab/>Perspectivas futuras del producto</text:h>
      <text:p text:style-name="P39">Ampliar el alcance del sistema a otros proyectos que no sean de software.</text:p>
      <text:h text:style-name="P73" text:outline-level="2"><text:soft-page-break/>Glosario</text:h>
      <text:p text:style-name="P60"><text:span text:style-name="T22"><text:tab/></text:span><text:span text:style-name="T20">Proyecto:</text:span><text:span text:style-name="T22"> </text:span><text:span text:style-name="Default_20_Paragraph_20_Font"><text:span text:style-name="T23">Emprendimiento para alcanzar un objetivo, esta compuesto por una o más Fases, cuyo propósito es cumplir en manera conjunta dicho objetivo.</text:span></text:span></text:p>
      <text:p text:style-name="P61"><text:tab/>Fases: <text:span text:style-name="T27">son los módulos de trabajo a lo largo del proyecto. Forman parte de una secuencia y cada fase posee conjuntos de tipos de ítem y roles asociados.</text:span></text:p>
      <text:p text:style-name="P64"><text:tab/>Ítem: <text:span text:style-name="T27">son las unidades básicas del proyecto. Cada uno pertenece a una fase y constituye una instancia de un tipo de ítem. Por ejemplo, en un proyecto de software, un ítem puede ser un requerimiento funcional dentro de la fase de desarrollo. </text:span></text:p>
      <text:p text:style-name="P65"><text:span text:style-name="T30"><text:tab/>Linea Base (LB): </text:span><text:span text:style-name="T28">consiste en el bloqueo de modificación de los atributos de definición de los ítems involucrados en la fase correspondiente.</text:span></text:p>
      <text:p text:style-name="P62"><text:span text:style-name="T28"><text:tab/></text:span><text:span text:style-name="T30">Linea Base Total:</text:span><text:span text:style-name="T28"> Linea Base que involucra a todos los items de la fase</text:span></text:p>
      <text:p text:style-name="P62"><text:span text:style-name="T28"><text:tab/></text:span><text:span text:style-name="T30">Linea Base Parcial:</text:span><text:span text:style-name="T28"> Linea Base que involucra a solo algunos items de de la fase</text:span></text:p>
      <text:p text:style-name="P65"><text:span text:style-name="T30"><text:tab/>Permisos: </text:span><text:span text:style-name="T28">son los derechos de acceso o privilegios que posee un usuario o grupo de usuarios sobre determinadas operaciones dentro del sistema. De tal manera se pueda restringir o permitir ciertas acciones sobre determinados componentes del sistema.</text:span></text:p>
      <text:p text:style-name="P65"><text:span text:style-name="T30"><text:tab/>Rol: </text:span><text:span text:style-name="T28">Conjunto de permisos. Los permisos requeridos para realizar una tarea se agrupan en roles. <text:s/>Un rol es una manera de agrupar usuarios acordando a que partes de la aplicación tienen acceso.</text:span></text:p>
      <text:p text:style-name="P64"><text:tab/>Tipo de Items:<text:span text:style-name="T27"> Son estructuras definidas por el usuario o por el sistema que especifican atributos con su nombre y tipo. Cuando se instancien ítems de cada tipo dichos atributos serán completados.</text:span></text:p>
      <text:p text:style-name="P61"><text:tab/>Tipo de Atributo: <text:span text:style-name="T27">son los los campos específicos que el usuario puede asignar a cada Tipo de Ítem</text:span></text:p>
      <text:p text:style-name="P60"><text:span text:style-name="T20"><text:tab/>Usuario:</text:span><text:span text:style-name="T21"> Persona que tiene derecho a utilizar el sistema según los permisos que el administrador del sistema le haya asignado , por acreditarse en el mismo mediante un identificador y una clave de acceso, obtenidos con previo registro en el servicio. </text:span></text:p>
      <text:p text:style-name="P63"><text:span text:style-name="T25"><text:tab/>Antecesor</text:span>: En una relación entre ítems de diferentes fases, el ítem antecesor es el que pertenece a la fase de número de secuencia más bajo.</text:p>
      <text:p text:style-name="P63"><text:soft-page-break/><text:span text:style-name="T25"><text:tab/>Sucesor</text:span>: <text:s/>En una relación entre ítems de diferentes fases, el ítem sucesor es el que pertenece a la fase de número de secuencia más alto.</text:p>
      <text:p text:style-name="P63"><text:span text:style-name="T25"><text:tab/>Padre</text:span>: En una relación entre ítems de la misma fase, el ítem padre es el ítem que antecede.</text:p>
      <text:p text:style-name="P68"><text:span text:style-name="T26">Hijo: </text:span><text:span text:style-name="T29">En una relación entre ítems de la misma fase, el ítem hijo es el que sucede.</text:span></text:p>
      <text:p text:style-name="P66"><text:span text:style-name="T25">Solicitud de Cambio:</text:span> pedido que se realiza para romper una linea base y modificar un ítem de la misma.</text:p>
      <text:p text:style-name="P36"><text:span text:style-name="T25">Comité de cambio:</text:span> aprueba o rechaza una solicitud de cambio otorgando o no credenciales temporales para la ruptura de la linea base, modificación del item y cierre la de linea base.</text:p>
      <text:p text:style-name="P36"><text:span text:style-name="T25">Revertir:</text:span> Volver a a una versión anterior</text:p>
      <text:p text:style-name="P36"><text:span text:style-name="T25">Revivir:</text:span> Volver a una versión anterior que ya se haya eliminado.</text:p>
      <text:p text:style-name="P22"/>
      <text:p text:style-name="P10"/>
      <text:h text:style-name="P79" text:outline-level="1">3.<text:tab/>Descripción Detallada de Requerimientos </text:h>
      <text:h text:style-name="P74" text:outline-level="2"><text:span text:style-name="Fuente_20_de_20_párrafo_20_predeter."><text:span text:style-name="T3">3</text:span></text:span><text:span text:style-name="Fuente_20_de_20_párrafo_20_predeter."><text:span text:style-name="T3">.1.</text:span></text:span><text:span text:style-name="Fuente_20_de_20_párrafo_20_predeter."><text:span text:style-name="T3"><text:tab/>Actores</text:span></text:span></text:h>
      <text:list xml:id="list2250506354821410783" text:style-name="L3">
        <text:list-item>
          <text:p text:style-name="P109">El sistema proveerá tres Roles predefinidos: Administrador, Líder de Proyecto y Miembro del Comité de Cambios.</text:p>
          <text:list>
            <text:list-item>
              <text:p text:style-name="P109">El usuario con el Rol de Administrador tendrá acceso al Módulo de Administración</text:p>
            </text:list-item>
            <text:list-item>
              <text:p text:style-name="P109">El usuario con el Rol de Líder de Proyecto tendrá acceso al Módulo de Administración y Configuración.</text:p>
            </text:list-item>
            <text:list-item>
              <text:p text:style-name="P109">El usuario con el Rol de Miembro del Comité de Cambios tendrá acceso al Módulo de Gestión de Cambios.</text:p>
            </text:list-item>
          </text:list>
        </text:list-item>
      </text:list>
      <text:h text:style-name="P72" text:outline-level="2"/>
      <text:h text:style-name="P76" text:outline-level="2">3.2 Requerimientos Funcionales</text:h>
      <text:p text:style-name="P103"><text:bookmark-start text:name="__RefHeading__677_520381754"/><text:span text:style-name="Fuente_20_de_20_párrafo_20_predeter."><text:span text:style-name="T9"><text:tab/>Autenticación y Autorización del Sistema</text:span></text:span><text:bookmark-end text:name="__RefHeading__677_520381754"/></text:p>
      <text:p text:style-name="P103"><text:bookmark-start text:name="__RefHeading__2297_1396610196"/><text:span text:style-name="Fuente_20_de_20_párrafo_20_predeter."><text:span text:style-name="T14"><text:tab/></text:span></text:span><text:bookmark-start text:name="h.qota8u43ww0b"/><text:span text:style-name="Fuente_20_de_20_párrafo_20_predeter."><text:span text:style-name="T14">Autenticación</text:span></text:span><text:bookmark-end text:name="h.qota8u43ww0b"/><text:span text:style-name="Fuente_20_de_20_párrafo_20_predeter."><text:span text:style-name="T14"> de Usuarios</text:span></text:span><text:bookmark-end text:name="__RefHeading__2297_1396610196"/></text:p>
      <text:p text:style-name="P82"><text:bookmark-start text:name="__RefHeading__2299_1396610196"/><text:span text:style-name="Fuente_20_de_20_párrafo_20_predeter."><text:span text:style-name="T10"><text:tab/></text:span></text:span><text:bookmark-start text:name="h.alzevtmu45yt"/><text:span text:style-name="Fuente_20_de_20_párrafo_20_predeter."><text:span text:style-name="T10">Ingreso</text:span></text:span><text:bookmark-end text:name="h.alzevtmu45yt"/><text:span text:style-name="Fuente_20_de_20_párrafo_20_predeter."><text:span text:style-name="T10"> al sistema</text:span></text:span><text:bookmark-end text:name="__RefHeading__2299_1396610196"/></text:p>
      <text:list xml:id="list8094093035162820499" text:style-name="WW8Num5">
        <text:list-item>
          <text:p text:style-name="P110">Se deberán registrar los datos de todos los Usuarios que utilizarán el sistema.</text:p>
        </text:list-item>
        <text:list-item>
          <text:p text:style-name="P110">Para que un Usuario ingrese al sistema, deberá especificar su nombre de Usuario y contraseña.</text:p>
        </text:list-item>
        <text:list-item>
          <text:p text:style-name="P110"><text:soft-page-break/>El sistema deberá verificar que el usuario y contraseña coincidan con los registrados.</text:p>
        </text:list-item>
        <text:list-item>
          <text:p text:style-name="P110">Una vez que el sistema verifique los datos del Usuario, el sistema creará una Sesión para el Usuario, en donde todas las operaciones realizadas por el mismo serán registradas.</text:p>
          <text:p text:style-name="P83"><text:span text:style-name="Fuente_20_de_20_párrafo_20_predeter."><text:span text:style-name="T13">Salida del Sistema</text:span></text:span></text:p>
        </text:list-item>
        <text:list-item>
          <text:p text:style-name="P110">Un usuario que haya iniciado sesion dentro del sistema podra cerrar su sesion cuando sea necesario. </text:p>
        </text:list-item>
        <text:list-item>
          <text:p text:style-name="P110">Una vez cerrada la sesion el sistema debera volver a solicitar los datos para iniciar una nueva sesion.</text:p>
        </text:list-item>
      </text:list>
      <text:p text:style-name="P105"><text:bookmark-start text:name="__RefHeading__2301_1396610196"/><text:tab/><text:bookmark-start text:name="h.yapxy4v3v4fs"/>Autorización<text:bookmark-end text:name="h.yapxy4v3v4fs"/> de Usuarios<text:bookmark-end text:name="__RefHeading__2301_1396610196"/></text:p>
      <text:p text:style-name="P85"><text:bookmark-start text:name="__RefHeading__2303_1396610196"/><text:tab/>Obtención de Roles y Permisos<text:bookmark-end text:name="__RefHeading__2303_1396610196"/></text:p>
      <text:list xml:id="list1481440225" text:continue-numbering="true" text:style-name="WW8Num5">
        <text:list-item>
          <text:p text:style-name="P110">Cada usuario registrado en el sistema deberá tener asignado al menos un Rol para tener acceso a los Módulos del Sistema.</text:p>
        </text:list-item>
        <text:list-item>
          <text:p text:style-name="P110">El sistema obtendrá todos los Roles asignados al Usuario una vez que haya iniciado Sesión.</text:p>
        </text:list-item>
        <text:list-item>
          <text:p text:style-name="P110">De acuerdo a los permisos de cada Rol asignado al Usuario, el sistema habilitará el acceso a los módulos del sistema.</text:p>
        </text:list-item>
        <text:list-item>
          <text:p text:style-name="P110">Una vez que el usuario acceda a uno de los módulos del sistema, de acuerdo a sus privilegios, se le habilitará las funcionalidades correspondientes.</text:p>
        </text:list-item>
      </text:list>
      <text:p text:style-name="P89"><text:bookmark-start text:name="__RefHeading__2305_1396610196"/><text:span text:style-name="Fuente_20_de_20_párrafo_20_predeter."><text:span text:style-name="T11"><text:tab/>Permisos</text:span></text:span><text:bookmark-end text:name="__RefHeading__2305_1396610196"/></text:p>
      <text:list xml:id="list262724763" text:continue-numbering="true" text:style-name="WW8Num5">
        <text:list-item>
          <text:p text:style-name="P111">Todos los permisos del sistema serán predefinidos y no podrán ser modificados ni eliminados.</text:p>
        </text:list-item>
        <text:list-item>
          <text:p text:style-name="P111">Los Permisos se agrupan en tres niveles: Nivel de Módulo de Administración, Nivel de Módulo de Desarrollo, Nivel de Módulo de Gestión de Cambios.</text:p>
        </text:list-item>
        <text:list-item>
          <text:p text:style-name="P111">Los Permisos a Nivel de Módulo de Administración son:</text:p>
          <text:list>
            <text:list-item>
              <text:p text:style-name="P110">Administración de Usuarios</text:p>
              <text:list>
                <text:list-item>
                  <text:p text:style-name="P110">Creación de Usuarios</text:p>
                </text:list-item>
                <text:list-item>
                  <text:p text:style-name="P110">Cambio de estado de Usuarios</text:p>
                </text:list-item>
              </text:list>
            </text:list-item>
            <text:list-item>
              <text:p text:style-name="P117">Administración de Roles</text:p>
              <text:list>
                <text:list-item>
                  <text:p text:style-name="P117">Creación de Roles</text:p>
                </text:list-item>
                <text:list-item>
                  <text:p text:style-name="P117">Modificación de Roles</text:p>
                </text:list-item>
                <text:list-item>
                  <text:p text:style-name="P117">Eliminación de Roles</text:p>
                </text:list-item>
              </text:list>
            </text:list-item>
            <text:list-item>
              <text:p text:style-name="P110">Administración de Proyectos</text:p>
              <text:list>
                <text:list-item>
                  <text:p text:style-name="P110">Creación de Proyectos</text:p>
                </text:list-item>
                <text:list-item>
                  <text:p text:style-name="P110">Modificación de Proyectos</text:p>
                </text:list-item>
                <text:list-item>
                  <text:p text:style-name="P110">Cambio de Estado de Proyectos</text:p>
                </text:list-item>
              </text:list>
            </text:list-item>
            <text:list-item>
              <text:p text:style-name="P110">Administración de Fases</text:p>
              <text:list>
                <text:list-item>
                  <text:p text:style-name="P110">Creación de Fases</text:p>
                </text:list-item>
                <text:list-item>
                  <text:p text:style-name="P110">Modificación de Fases</text:p>
                </text:list-item>
                <text:list-item>
                  <text:p text:style-name="P110">Asociación de Usuarios</text:p>
                </text:list-item>
                <text:list-item>
                  <text:p text:style-name="P110">Desasociación de Usuarios</text:p>
                </text:list-item>
              </text:list>
            </text:list-item>
            <text:list-item>
              <text:p text:style-name="P110">Administración de Tipos de Item</text:p>
              <text:list>
                <text:list-item>
                  <text:p text:style-name="P110">Creación de Tipos de Item</text:p>
                </text:list-item>
                <text:list-item>
                  <text:p text:style-name="P110">Modificación de Tipos de Item</text:p>
                </text:list-item>
                <text:list-item>
                  <text:p text:style-name="P110">Eliminación de Tipos de Item</text:p>
                </text:list-item>
              </text:list>
            </text:list-item>
            <text:list-item>
              <text:p text:style-name="P110">Administración de Tipos de Atributo</text:p>
              <text:list>
                <text:list-item>
                  <text:p text:style-name="P110">Creación de Tipos de Atributo</text:p>
                </text:list-item>
                <text:list-item>
                  <text:p text:style-name="P110">Eliminación de Tipos de Atributo</text:p>
                </text:list-item>
              </text:list>
            </text:list-item>
            <text:list-item>
              <text:p text:style-name="P110">Administración de Comité de Cambios</text:p>
              <text:list>
                <text:list-item>
                  <text:p text:style-name="P110">Agregación de Miembros al Comité de Cambios</text:p>
                </text:list-item>
                <text:list-item>
                  <text:p text:style-name="P110"><text:soft-page-break/>Modificación del Comité de Cambios</text:p>
                </text:list-item>
              </text:list>
            </text:list-item>
            <text:list-item>
              <text:p text:style-name="P110">Configuración de Cuenta</text:p>
            </text:list-item>
          </text:list>
        </text:list-item>
        <text:list-item>
          <text:p text:style-name="P110">Los Permisos a Nivel de Módulo de Desarrollo son:</text:p>
          <text:list>
            <text:list-item>
              <text:p text:style-name="P110">Administración de Items</text:p>
              <text:list>
                <text:list-item>
                  <text:p text:style-name="P110">Creación de Items</text:p>
                </text:list-item>
                <text:list-item>
                  <text:p text:style-name="P110">Relacionamiento entre Items</text:p>
                </text:list-item>
                <text:list-item>
                  <text:p text:style-name="P110">Modificación de Items</text:p>
                </text:list-item>
                <text:list-item>
                  <text:p text:style-name="P110">Cambio de Estado de Items</text:p>
                </text:list-item>
                <text:list-item>
                  <text:p text:style-name="P110">Creación de Solicitudes de Cambio</text:p>
                </text:list-item>
                <text:list-item>
                  <text:p text:style-name="P110">Eliminación de Items</text:p>
                </text:list-item>
                <text:list-item>
                  <text:p text:style-name="P110">Resurrección de Items</text:p>
                </text:list-item>
              </text:list>
            </text:list-item>
          </text:list>
        </text:list-item>
        <text:list-item>
          <text:p text:style-name="P110">Los Permisos a Nivel de Módulo de Gestión de Cambios son:</text:p>
          <text:list>
            <text:list-item>
              <text:p text:style-name="P110">Administración de Solicitudes de Cambio</text:p>
              <text:list>
                <text:list-item>
                  <text:p text:style-name="P110">Visualización de Solicitudes de Cambio</text:p>
                </text:list-item>
                <text:list-item>
                  <text:p text:style-name="P110">Aprobación de Solicitudes de Cambio</text:p>
                </text:list-item>
                <text:list-item>
                  <text:p text:style-name="P110">Desaprobación de Solicitudes de Cambio</text:p>
                </text:list-item>
              </text:list>
            </text:list-item>
            <text:list-item>
              <text:p text:style-name="P110">Administración de Proyectos</text:p>
              <text:list>
                <text:list-item>
                  <text:p text:style-name="P110">Finalización de Proyecto</text:p>
                </text:list-item>
              </text:list>
            </text:list-item>
            <text:list-item>
              <text:p text:style-name="P110">Administración de Fases</text:p>
              <text:list>
                <text:list-item>
                  <text:p text:style-name="P110">Creación de Líneas Base</text:p>
                </text:list-item>
                <text:list-item>
                  <text:p text:style-name="P110">Finalización de Fases</text:p>
                </text:list-item>
              </text:list>
            </text:list-item>
          </text:list>
        </text:list-item>
      </text:list>
      <text:p text:style-name="P84"><text:bookmark-start text:name="__RefHeading__2309_1396610196"/><text:span text:style-name="Fuente_20_de_20_párrafo_20_predeter."><text:span text:style-name="T11">Roles de Sistema</text:span></text:span><text:bookmark-end text:name="__RefHeading__2309_1396610196"/></text:p>
      <text:list xml:id="list923086824" text:continue-numbering="true" text:style-name="WW8Num5">
        <text:list-item>
          <text:p text:style-name="P110">El sistema proveerá tres Roles predefinidos, Administrador, <text:s/>Líder de Proyecto y miembro del comité de cambios.</text:p>
        </text:list-item>
        <text:list-item>
          <text:p text:style-name="P110">El Usuario con el Rol de Administrador tendrá acceso al Módulo de Administración.</text:p>
        </text:list-item>
        <text:list-item>
          <text:p text:style-name="P110">El usuario con el Rol de Líder de Proyecto tendrá acceso al Módulo de Desarrollo y al de Gestión de Cambios, además de contar con el permiso de Configurar su propia cuenta dentro del Módulo de Administración.</text:p>
          <text:list>
            <text:list-item>
              <text:p text:style-name="P121">El usuario con el Rol de Miembro del comité de cambios tendrá acceso al módulo de Gestión de Cambios, además de contar con el permiso de <text:soft-page-break/>Configurar su propia cuenta dentro del Módulo de Administración.</text:p>
            </text:list-item>
          </text:list>
        </text:list-item>
      </text:list>
      <text:p text:style-name="P84"><text:bookmark-start text:name="__RefHeading__2311_1396610196"/><text:bookmark-start text:name="h.7h73muo5oaec"/><text:span text:style-name="Fuente_20_de_20_párrafo_20_predeter."><text:span text:style-name="T11">Roles</text:span></text:span><text:bookmark-end text:name="h.7h73muo5oaec"/><text:span text:style-name="Fuente_20_de_20_párrafo_20_predeter."><text:span text:style-name="T11"> de Usuario</text:span></text:span><text:bookmark-end text:name="__RefHeading__2311_1396610196"/></text:p>
      <text:list xml:id="list1970553131" text:continue-numbering="true" text:style-name="WW8Num5">
        <text:list-item>
          <text:p text:style-name="P110">El sistema permitirá crear, modificar y eliminar Roles de Usuario.</text:p>
        </text:list-item>
        <text:list-item>
          <text:p text:style-name="P110">El sistema permitirá asignar los Roles creados a otros Usuarios.</text:p>
        </text:list-item>
      </text:list>
      <text:p text:style-name="P98"/>
      <text:p text:style-name="P45"/>
      <text:p text:style-name="P45"/>
      <text:p text:style-name="P45"/>
      <text:p text:style-name="P99"><text:span text:style-name="Fuente_20_de_20_párrafo_20_predeter."><text:span text:style-name="T24">Módulo de Administración del Sistema</text:span></text:span></text:p>
      <text:p text:style-name="P104"><text:bookmark-start text:name="__RefHeading__2315_1396610196"/><text:span text:style-name="Fuente_20_de_20_párrafo_20_predeter."><text:span text:style-name="T15">Administración de <text:s/>Usuarios</text:span></text:span><text:bookmark-end text:name="__RefHeading__2315_1396610196"/></text:p>
      <text:p text:style-name="P84"><text:bookmark-start text:name="__RefHeading__2317_1396610196"/><text:span text:style-name="Fuente_20_de_20_párrafo_20_predeter."><text:span text:style-name="T11">Creación de Usuario</text:span></text:span><text:bookmark-end text:name="__RefHeading__2317_1396610196"/></text:p>
      <text:list xml:id="list1749242543" text:continue-numbering="true" text:style-name="WW8Num5">
        <text:list-item>
          <text:p text:style-name="P110">El sistema asignará un código numérico que identificará unívocamente al usuario en el sistema.</text:p>
        </text:list-item>
        <text:list-item>
          <text:p text:style-name="P110">Se deberá especificar el nombre del usuario en el sistema.</text:p>
        </text:list-item>
        <text:list-item>
          <text:p text:style-name="P110">El sistema verificará que el nombre especificado sea único en el sistema.</text:p>
          <text:list>
            <text:list-item>
              <text:p text:style-name="P110">Esta verificación incluirá nombres de usuarios Activos e Inactivos</text:p>
            </text:list-item>
          </text:list>
        </text:list-item>
        <text:list-item>
          <text:p text:style-name="P110">Se deberá especificar una contraseña secreta la cual se deberá ingresar 2 veces para evitar errores.</text:p>
        </text:list-item>
        <text:list-item>
          <text:p text:style-name="P110">El sistema verificará <text:s/>que la contraseña secreta haya sido especificada correctamente dado las siguientes reglas:</text:p>
          <text:list>
            <text:list-item>
              <text:p text:style-name="P110">Las 2 contraseñas ingresadas deben ser iguales</text:p>
            </text:list-item>
            <text:list-item>
              <text:p text:style-name="P110">Longitud mínima de 6 caracteres</text:p>
            </text:list-item>
            <text:list-item>
              <text:p text:style-name="P110">La contraseña podrá incluir caracteres números, alfabéticos, símbolos, espacios y mayúsculas</text:p>
            </text:list-item>
          </text:list>
        </text:list-item>
        <text:list-item>
          <text:p text:style-name="P110">Se deberán especificar algunos de los datos personales del Usuario:</text:p>
          <text:list>
            <text:list-item>
              <text:p text:style-name="P110">Se deberá especificar los nombres y apellidos, la dirección de <text:soft-page-break/>correo electrónico del Usuario.</text:p>
            </text:list-item>
            <text:list-item>
              <text:p text:style-name="P110">Se podrá especificar el número telefónico, la dirección y una observación <text:s/>del Usuario.</text:p>
            </text:list-item>
          </text:list>
        </text:list-item>
        <text:list-item>
          <text:p text:style-name="P110">El Usuario deberá tener uno de los siguientes estados:</text:p>
          <text:list>
            <text:list-item>
              <text:p text:style-name="P110">ACT(Activo): El Usuario está habilitado para utilizar el sistema.</text:p>
            </text:list-item>
            <text:list-item>
              <text:p text:style-name="P110">INA(Inactivo): El Usuario no esta habilitado para utilizar el sistema.</text:p>
            </text:list-item>
          </text:list>
        </text:list-item>
        <text:list-item>
          <text:p text:style-name="P110">El estado por defecto de un Usuario será Activo.</text:p>
        </text:list-item>
        <text:list-item>
          <text:p text:style-name="P110">El sistema registrará automáticamente el Usuario, la fecha y hora de la creación del Usuario.</text:p>
        </text:list-item>
      </text:list>
      <text:p text:style-name="P84"><text:bookmark-start text:name="__RefHeading__2319_1396610196"/><text:bookmark-start text:name="h.3j6dfog7pypg"/><text:span text:style-name="Fuente_20_de_20_párrafo_20_predeter."><text:span text:style-name="T11">Modificación</text:span></text:span><text:bookmark-end text:name="h.3j6dfog7pypg"/><text:span text:style-name="Fuente_20_de_20_párrafo_20_predeter."><text:span text:style-name="T11"> de Usuario</text:span></text:span><text:bookmark-end text:name="__RefHeading__2319_1396610196"/></text:p>
      <text:list xml:id="list1990780145" text:continue-numbering="true" text:style-name="WW8Num5">
        <text:list-item>
          <text:p text:style-name="P110">No se podrá modificar ningún dato de un Usuario con estado Inactivo.</text:p>
        </text:list-item>
        <text:list-item>
          <text:p text:style-name="P110">El usuario podrá modificar sus datos personales si su estado es Activo: contraseña secreta, nombres, apellidos, dirección de correo electrónico, número telefónico, dirección y observación.</text:p>
        </text:list-item>
        <text:list-item>
          <text:p text:style-name="P110">El sistema registrará automáticamente el Usuario, la fecha y hora de la modificación del Usuario.</text:p>
        </text:list-item>
      </text:list>
      <text:p text:style-name="P84"><text:bookmark-start text:name="__RefHeading__2321_1396610196"/><text:bookmark-start text:name="h.3ya6kjn725yd"/><text:span text:style-name="Fuente_20_de_20_párrafo_20_predeter."><text:span text:style-name="T11">Cambio</text:span></text:span><text:bookmark-end text:name="h.3ya6kjn725yd"/><text:span text:style-name="Fuente_20_de_20_párrafo_20_predeter."><text:span text:style-name="T11"> de Estado de Usuario</text:span></text:span><text:bookmark-end text:name="__RefHeading__2321_1396610196"/></text:p>
      <text:list xml:id="list898578408" text:continue-numbering="true" text:style-name="WW8Num5">
        <text:list-item>
          <text:p text:style-name="P110">El sistema permitirá al Administrador cambiar el estado de un Usuario de Activo a Inactivo y viceversa.</text:p>
        </text:list-item>
        <text:list-item>
          <text:p text:style-name="P110">El sistema registrará automáticamente el Usuario, la fecha y hora de la creación del Cambio de Estado del Usuario.</text:p>
        </text:list-item>
      </text:list>
      <text:p text:style-name="P41"/>
      <text:p text:style-name="P43">Listar Usuarios</text:p>
      <text:list xml:id="list725568251" text:continue-numbering="true" text:style-name="WW8Num5">
        <text:list-item>
          <text:p text:style-name="P112">El administrador podrá listar todos los usuarios registrados en el sistema, se mostrarán todos sus atributos y a qué proyectos pertenece.</text:p>
          <text:list>
            <text:list-item>
              <text:p text:style-name="P112">El administrador del sistema podrá seleccionar un usuario y ver sus detalles.</text:p>
            </text:list-item>
          </text:list>
        </text:list-item>
      </text:list>
      <text:p text:style-name="P43">Búsqueda de Usuarios</text:p>
      <text:list xml:id="list979113082" text:continue-numbering="true" text:style-name="WW8Num5">
        <text:list-item>
          <text:p text:style-name="P112">El administrador del sistema de un proyecto podrá buscar usuarios</text:p>
          <text:list>
            <text:list-item>
              <text:p text:style-name="P112"><text:soft-page-break/>El administrador podrá buscar usuarios por nombre o código a todos los usuarios registrados en el sistema</text:p>
            </text:list-item>
          </text:list>
        </text:list-item>
      </text:list>
      <text:p text:style-name="P113"/>
      <text:p text:style-name="P104"><text:bookmark-start text:name="__RefHeading__2323_1396610196"/><text:span text:style-name="Fuente_20_de_20_párrafo_20_predeter."><text:span text:style-name="T15">Administración de Tipos de Atributos</text:span></text:span><text:bookmark-end text:name="__RefHeading__2323_1396610196"/></text:p>
      <text:p text:style-name="P84"><text:bookmark-start text:name="__RefHeading__2325_1396610196"/><text:span text:style-name="Fuente_20_de_20_párrafo_20_predeter."><text:span text:style-name="T11">Creación de Tipo de Atributo</text:span></text:span><text:bookmark-end text:name="__RefHeading__2325_1396610196"/></text:p>
      <text:list xml:id="list1256468450" text:continue-numbering="true" text:style-name="WW8Num5">
        <text:list-item>
          <text:p text:style-name="P110">El sistema asignará un código numérico que identificará unívocamente al Tipo de Atributo en el sistema.</text:p>
        </text:list-item>
        <text:list-item>
          <text:p text:style-name="P110">Se deberá especificar el nombre del Tipo de Atributo.</text:p>
        </text:list-item>
        <text:list-item>
          <text:p text:style-name="P110">El sistema verificará que el nombre de Tipo de Atributo sea único en el sistema.</text:p>
        </text:list-item>
        <text:list-item>
          <text:p text:style-name="P110">Se deberá seleccionar el Tipo de Dato (Numérico, Fecha, Texto, Lógico).</text:p>
        </text:list-item>
        <text:list-item>
          <text:p text:style-name="P110">En caso de que el Tipo de Dato seleccionado sea Numérico, se deberá especificar la precisión del Tipo de Atributo.</text:p>
        </text:list-item>
        <text:list-item>
          <text:p text:style-name="P110">En caso de que el Tipo de Dato seleccionado sea Numérico o Texto, se deberá especificar la longitud máxima del valor del Tipo de Atributo.</text:p>
        </text:list-item>
        <text:list-item>
          <text:p text:style-name="P110">Se podrá especificar una observación del Tipo de Atributo.</text:p>
        </text:list-item>
        <text:list-item>
          <text:p text:style-name="P110">El sistema registrará automáticamente el Usuario, la fecha y hora de la creación del Tipo de Atributo.</text:p>
        </text:list-item>
      </text:list>
      <text:p text:style-name="P84"><text:bookmark-start text:name="__RefHeading__2329_1396610196"/><text:bookmark-start text:name="h.lpjhzbf561z2"/><text:span text:style-name="Fuente_20_de_20_párrafo_20_predeter."><text:span text:style-name="T11">Eliminación</text:span></text:span><text:bookmark-end text:name="h.lpjhzbf561z2"/><text:span text:style-name="Fuente_20_de_20_párrafo_20_predeter."><text:span text:style-name="T11"> de Tipo de Atributo</text:span></text:span><text:bookmark-end text:name="__RefHeading__2329_1396610196"/></text:p>
      <text:list xml:id="list1549792829" text:continue-numbering="true" text:style-name="WW8Num5">
        <text:list-item>
          <text:p text:style-name="P116">Se podrá eliminar un Tipo de Atributo durante la creación de una fase.<text:span text:style-name="T35"> </text:span><text:span text:style-name="T36">Puedo hablar de fases ya?</text:span></text:p>
        </text:list-item>
        <text:list-item>
          <text:p text:style-name="P110">El sistema solicitará una confirmación al Usuario antes de eliminar el Tipo de Atributo.</text:p>
        </text:list-item>
      </text:list>
      <text:p text:style-name="P104"><text:bookmark-start text:name="__RefHeading__2331_1396610196"/><text:span text:style-name="Fuente_20_de_20_párrafo_20_predeter."><text:span text:style-name="T15">Administración de Roles y Permisos</text:span></text:span><text:bookmark-end text:name="__RefHeading__2331_1396610196"/></text:p>
      <text:p text:style-name="P84"><text:bookmark-start text:name="__RefHeading__2333_1396610196"/><text:span text:style-name="Fuente_20_de_20_párrafo_20_predeter."><text:span text:style-name="T11">Creación de Rol</text:span></text:span><text:bookmark-end text:name="__RefHeading__2333_1396610196"/></text:p>
      <text:list xml:id="list159785593" text:continue-numbering="true" text:style-name="WW8Num5">
        <text:list-item>
          <text:p text:style-name="P110">Se deberán registrar los datos de todos los Roles que utilizarán el sistema.</text:p>
        </text:list-item>
        <text:list-item>
          <text:p text:style-name="P110"><text:soft-page-break/>El sistema asignará un código numérico que identificará unívocamente al Rol en el sistema.</text:p>
        </text:list-item>
        <text:list-item>
          <text:p text:style-name="P110">Se deberá especificar el nombre del Rol.</text:p>
        </text:list-item>
        <text:list-item>
          <text:p text:style-name="P110">El nombre del Rol deberá ser único en el sistema.</text:p>
        </text:list-item>
        <text:list-item>
          <text:p text:style-name="P110">Se podrá especificar una observación del Rol.</text:p>
        </text:list-item>
        <text:list-item>
          <text:p text:style-name="P110">Se deberá seleccionar uno o más Permisos asociados al Rol.</text:p>
        </text:list-item>
        <text:list-item>
          <text:p text:style-name="P110">El sistema registrará automáticamente el Usuario, la fecha y hora de la creación del Rol.</text:p>
        </text:list-item>
      </text:list>
      <text:p text:style-name="P84"><text:bookmark-start text:name="__RefHeading__2335_1396610196"/><text:span text:style-name="Fuente_20_de_20_párrafo_20_predeter."><text:span text:style-name="T11">Modificación de Rol</text:span></text:span><text:bookmark-end text:name="__RefHeading__2335_1396610196"/></text:p>
      <text:list xml:id="list1125241105" text:continue-numbering="true" text:style-name="WW8Num5">
        <text:list-item>
          <text:p text:style-name="P110">El sistema permitirá modificar todos datos de un el Rol creados por el Administrador, a excepción del código numerico y el nombre.</text:p>
        </text:list-item>
        <text:list-item>
          <text:p text:style-name="P110">Los cambios realizados en el rol se propagaran automáticamente a todos los usuarios que tengan asignado ese rol.</text:p>
        </text:list-item>
        <text:list-item>
          <text:p text:style-name="P110">El sistema registrará automáticamente el Usuario, la fecha y hora de la modificación del Rol.</text:p>
        </text:list-item>
      </text:list>
      <text:p text:style-name="P84"><text:bookmark-start text:name="__RefHeading__2337_1396610196"/><text:bookmark-start text:name="h.f9ywrg3cvwcu"/><text:span text:style-name="Fuente_20_de_20_párrafo_20_predeter."><text:span text:style-name="T11">Eliminación</text:span></text:span><text:bookmark-end text:name="h.f9ywrg3cvwcu"/><text:span text:style-name="Fuente_20_de_20_párrafo_20_predeter."><text:span text:style-name="T11"> de Rol</text:span></text:span><text:bookmark-end text:name="__RefHeading__2337_1396610196"/></text:p>
      <text:list xml:id="list1250342160" text:continue-numbering="true" text:style-name="WW8Num5">
        <text:list-item>
          <text:p text:style-name="P110">El sistema permitirá eliminar los Roles creados por el Usuario</text:p>
        </text:list-item>
        <text:list-item>
          <text:p text:style-name="P110">Para poder eliminar un Rol este no deberá estar asignado a ningún usuario.</text:p>
        </text:list-item>
        <text:list-item>
          <text:p text:style-name="P110">El sistema solicitará una confirmación al Usuario antes de eliminar el Rol.</text:p>
        </text:list-item>
      </text:list>
      <text:p text:style-name="P41"/>
      <text:p text:style-name="P43">Listar Roles</text:p>
      <text:list xml:id="list2053684754" text:continue-numbering="true" text:style-name="WW8Num5">
        <text:list-item>
          <text:p text:style-name="P112">El administrador podrá listar todos los roles existentes en el sistema.</text:p>
          <text:list>
            <text:list-item>
              <text:p text:style-name="P112">El administrador podrá seleccionar un rol y ver sus detalles, como qué permisos tiene asignado.</text:p>
            </text:list-item>
          </text:list>
        </text:list-item>
      </text:list>
      <text:p text:style-name="P40"/>
      <text:p text:style-name="P106"><text:soft-page-break/>Administración de Tipos de Ítem</text:p>
      <text:p text:style-name="P86">Creación de Tipo de Ítems</text:p>
      <text:list xml:id="list289626620" text:continue-numbering="true" text:style-name="WW8Num5">
        <text:list-item>
          <text:p text:style-name="P110">El sistema deberá permitir crear Tipos de Ítem. Los datos de un Tipo de Ítem serán, código, nombre, descripción, observaciones.</text:p>
        </text:list-item>
        <text:list-item>
          <text:p text:style-name="P110">El sistema deberá controlar que el usuario que desea crear el Tipo de Ítem tenga los permisos correspondientes</text:p>
        </text:list-item>
        <text:list-item>
          <text:p text:style-name="P110">El sistema controlará que no exista ya ese Tipo de Ítem, mediante el nombre del mismo</text:p>
        </text:list-item>
        <text:list-item>
          <text:p text:style-name="P110">El sistema deberá permitir agregar Tipo de Atributos a un Tipo de Ítem</text:p>
        </text:list-item>
        <text:list-item>
          <text:p text:style-name="P110">El sistema deberá permitir asociar Ítems a un Tipo de Ítem</text:p>
        </text:list-item>
        <text:list-item>
          <text:p text:style-name="P110">El sistema registrará automáticamente el Usuario, la fecha y hora de la creación del Tipo de Ítem.</text:p>
        </text:list-item>
      </text:list>
      <text:p text:style-name="P41"/>
      <text:p text:style-name="P88">I<text:span text:style-name="T31">mportación de Tipos de Ítem</text:span></text:p>
      <text:list xml:id="list1275317761" text:continue-numbering="true" text:style-name="WW8Num5">
        <text:list-item>
          <text:p text:style-name="P110">Un usuario podrá importar Tipos de Ítem de otras fases.</text:p>
        </text:list-item>
        <text:list-item>
          <text:p text:style-name="P110">Se importará la estructura de ese Tipo de Ítem y se permitirá su modificación</text:p>
        </text:list-item>
      </text:list>
      <text:p text:style-name="P86">Modificación de Tipos de Ítem</text:p>
      <text:list xml:id="list922641865" text:continue-numbering="true" text:style-name="WW8Num5">
        <text:list-item>
          <text:p text:style-name="P110">El sistema deberá permitir modificar todos los datos de un Tipo de Ítem a excepción de su código y nombre.</text:p>
        </text:list-item>
        <text:list-item>
          <text:p text:style-name="P110">El sistema deberá verificar que el usuario que desee modificar un Tipo de Ítem tenga los permisos necesarios.</text:p>
        </text:list-item>
        <text:list-item>
          <text:p text:style-name="P110">El sistema registrará automáticamente el Usuario, la fecha y hora de la modificación del Tipo de Ítem.</text:p>
        </text:list-item>
      </text:list>
      <text:p text:style-name="P41"/>
      <text:p text:style-name="P43">Listar Tipos de Ítem</text:p>
      <text:list xml:id="list64259606" text:continue-numbering="true" text:style-name="WW8Num5">
        <text:list-item>
          <text:p text:style-name="P112">Un usuario que tenga los permisos correspondientes podrá listar todos los Tipos de Ítem de una fase.</text:p>
          <text:list>
            <text:list-item>
              <text:p text:style-name="P112">Podrá seleccionar un Tipo de Ítem y ver sus detalles.</text:p>
            </text:list-item>
          </text:list>
        </text:list-item>
      </text:list>
      <text:p text:style-name="P86"><text:soft-page-break/>Eliminación de Tipos de Ítem</text:p>
      <text:list xml:id="list333096675" text:continue-numbering="true" text:style-name="WW8Num5">
        <text:list-item>
          <text:p text:style-name="P110">El sistema deberá permitir eliminar un Tipo de Ítem</text:p>
        </text:list-item>
        <text:list-item>
          <text:p text:style-name="P110">Un Tipo de Ítem que posea Ítems asociados no podrá ser eliminado</text:p>
        </text:list-item>
        <text:list-item>
          <text:p text:style-name="P110">El sistema deberá verificar que el usuario que desee eliminar un Tipo de Ítem tenga los permisos necesarios</text:p>
        </text:list-item>
        <text:list-item>
          <text:p text:style-name="P110">El sistema solicitará una confirmación al Usuario antes de eliminar el Tipo de Ítem.</text:p>
        </text:list-item>
      </text:list>
      <text:p text:style-name="P106">Administración de Fases</text:p>
      <text:p text:style-name="P86">Creación de Fases</text:p>
      <text:list xml:id="list1877272635" text:continue-numbering="true" text:style-name="WW8Num5">
        <text:list-item>
          <text:p text:style-name="P110">El sistema deberá permitir crear fases. <text:s/>Los datos de una fase serán código, nombre, descripción, cantidad de Tipo de Ítems, fecha de inicio, orden, estado</text:p>
        </text:list-item>
        <text:list-item>
          <text:p text:style-name="P110">El sistema deberá verificar que el usuario tenga los permisos correspondientes para la creación de una Fase.</text:p>
        </text:list-item>
        <text:list-item>
          <text:p text:style-name="P110">El sistema deberá permitir asignar Tipo de Ítems a una fase.</text:p>
        </text:list-item>
        <text:list-item>
          <text:p text:style-name="P110">Cada fase deberá tener al menos un Tipo de Ítem.</text:p>
        </text:list-item>
        <text:list-item>
          <text:p text:style-name="P110">El sistema asignará un número de orden único a la Fase que deberá ser secuencial.</text:p>
        </text:list-item>
        <text:list-item>
          <text:p text:style-name="P110">El sistema generará de forma automática un código numérico para cada fase.</text:p>
        </text:list-item>
        <text:list-item>
          <text:p text:style-name="P110">El usuario deberá ingresar los campos de nombre, descripción, cantidad de Tipo de Ítems, fecha de inicio, fecha de fin y estado. </text:p>
        </text:list-item>
        <text:list-item>
          <text:p text:style-name="P110">El campo nombre especificará el nombre único que tendrá la fase dentro del proyecto. Este campo es obligatorio.</text:p>
        </text:list-item>
        <text:list-item>
          <text:p text:style-name="P110">El campo descripción incluye una breve descripción sobre de qué se trata la fase. Es obligatorio.</text:p>
        </text:list-item>
        <text:list-item>
          <text:p text:style-name="P110">Los campos fecha de inicio y fecha de fin especificaran las fechas de inicio y de fin de cada fase. El campo fecha de inicio es obligatorio. El campo fecha de fin es opcional. </text:p>
        </text:list-item>
        <text:list-item>
          <text:p text:style-name="P110">El campo cantidad de Tipo de Items es el número máximo de Tipos <text:soft-page-break/>de Ítems que puede tener esa fase.</text:p>
        </text:list-item>
        <text:list-item>
          <text:p text:style-name="P96">Cada Fase deberá tener un estado, los cuales pueden ser:</text:p>
          <text:list>
            <text:list-item>
              <text:p text:style-name="P110">PEN(Pendiente): Se podrán realizar modificaciones en la estructura de la fase, antes de su fecha de inicio</text:p>
            </text:list-item>
            <text:list-item>
              <text:p text:style-name="P110">EJE (En Ejecución): Se podrán realizar gestiones sobre los Ítems de la Fase, después de su fecha de inicio.</text:p>
            </text:list-item>
            <text:list-item>
              <text:p text:style-name="P110">ANU(Anulado): No se podrá realizar modificación alguna sobre los Datos de la Fase.</text:p>
            </text:list-item>
            <text:list-item>
              <text:p text:style-name="P110">FIN(Finalizado): No se podrá realizar modificación alguna sobre los Datos de la Fase, pero se podrá visualizar los módulos de Configuración y Desarrollo.</text:p>
            </text:list-item>
          </text:list>
        </text:list-item>
        <text:list-item>
          <text:p text:style-name="P123">El estado por defecto de la Fase es PEN (Pendiente).</text:p>
        </text:list-item>
        <text:list-item>
          <text:p text:style-name="P110">El sistema registrará automáticamente el Usuario, la fecha y hora de la creación de la Fase</text:p>
        </text:list-item>
      </text:list>
      <text:p text:style-name="P41"/>
      <text:p text:style-name="P43">Importación de Fases</text:p>
      <text:list xml:id="list452422677" text:continue-numbering="true" text:style-name="WW8Num5">
        <text:list-item>
          <text:p text:style-name="P112">El sistema deberá permitir importar fases con sus respectivos Tipos de Items</text:p>
          <text:list>
            <text:list-item>
              <text:p text:style-name="P112">Las fases importadas deberán pertenecer al mismo proyecto</text:p>
            </text:list-item>
            <text:list-item>
              <text:p text:style-name="P112">El usuario podrá modificar los datos de la fase importada</text:p>
            </text:list-item>
            <text:list-item>
              <text:p text:style-name="P112">El usuario deberá tener los permisos correspondientes para importar una fase.</text:p>
            </text:list-item>
          </text:list>
        </text:list-item>
      </text:list>
      <text:p text:style-name="P43">Listado de Fases</text:p>
      <text:list xml:id="list593786947" text:continue-numbering="true" text:style-name="WW8Num5">
        <text:list-item>
          <text:list>
            <text:list-item>
              <text:p text:style-name="P112">El Líder de un proyecto podrá visualizar todas las fases que se encuentran creadas en el mismo con sus números de orden, códigos, nombres, descripciones y estados.</text:p>
              <text:list>
                <text:list-item>
                  <text:p text:style-name="P112">El líder del proyecto podrá seleccionar una fase y ver sus detalles.</text:p>
                </text:list-item>
              </text:list>
            </text:list-item>
          </text:list>
        </text:list-item>
      </text:list>
      <text:p text:style-name="P86">Modificación de Fases</text:p>
      <text:list xml:id="list837325804" text:continue-numbering="true" text:style-name="WW8Num5">
        <text:list-item>
          <text:p text:style-name="P110">El sistema deberá permitir modificar fases: descripción, cantidad de Tipo de Ítems, fecha de inicio, fecha de fin. <text:s text:c="3"/></text:p>
        </text:list-item>
        <text:list-item>
          <text:p text:style-name="P110"><text:soft-page-break/>El sistema deberá verificar que el usuario tenga los permisos correspondientes para realizar una modificación a una Fase</text:p>
        </text:list-item>
        <text:list-item>
          <text:p text:style-name="P110">Para poder modificar una fase su estado deberá ser PEN (Pendiente)</text:p>
        </text:list-item>
        <text:list-item>
          <text:p text:style-name="P110">La estructura de una fase no podrá ser modificada si su estado es EJE<text:span text:style-name="T34"> </text:span><text:span text:style-name="T33">(en Ejecución)</text:span></text:p>
        </text:list-item>
        <text:list-item>
          <text:p text:style-name="P110">El sistema registrará automáticamente el Usuario, la fecha y hora de la modificación de la Fase</text:p>
        </text:list-item>
      </text:list>
      <text:p text:style-name="P87">Finalización de Fases</text:p>
      <text:list xml:id="list1481722568" text:continue-numbering="true" text:style-name="WW8Num5">
        <text:list-item>
          <text:p text:style-name="P110"><text:s/>Un usuario podrá finalizar una fase una vez que todos sus ítems se encuentren en una línea base.</text:p>
        </text:list-item>
        <text:list-item>
          <text:p text:style-name="P110">El sistema deberá verificar que el usuario tenga los permisos correspondientes para finalizar una fase.</text:p>
        </text:list-item>
        <text:list-item>
          <text:p text:style-name="P110">El sistema deberá controlar que para finalizar una fase la fase inmediatamente anterior debe estar finalizada.</text:p>
        </text:list-item>
        <text:list-item>
          <text:p text:style-name="P110">El estado de la fase cambiará a FIN (Finalizada) y ya no se podrá realizar ningún tipo de cambios en la misma ni en sus ítems. </text:p>
          <text:p text:style-name="P115"/>
        </text:list-item>
      </text:list>
      <text:p text:style-name="P104"><text:bookmark-start text:name="__RefHeading__2339_1396610196"/><text:span text:style-name="Fuente_20_de_20_párrafo_20_predeter."><text:span text:style-name="T15">Administración de Proyectos</text:span></text:span><text:bookmark-end text:name="__RefHeading__2339_1396610196"/></text:p>
      <text:p text:style-name="P84"><text:bookmark-start text:name="__RefHeading__2341_1396610196"/><text:span text:style-name="Fuente_20_de_20_párrafo_20_predeter."><text:span text:style-name="T11">Creación de Proyecto</text:span></text:span><text:bookmark-end text:name="__RefHeading__2341_1396610196"/></text:p>
      <text:list xml:id="list457962119" text:continue-numbering="true" text:style-name="WW8Num5">
        <text:list-item>
          <text:p text:style-name="P110">Un proyecto deberá tener los siguientes campos: Nombre, código, descripción, fecha de inicio, fecha de finalización, estado, líder, miembros del comité, observaciones, complejidad. <text:s/></text:p>
        </text:list-item>
        <text:list-item>
          <text:p text:style-name="P110">Solo el usuario Administrador de sistema puede crear proyectos</text:p>
        </text:list-item>
        <text:list-item>
          <text:p text:style-name="P110">El código será asignado por el sistema automáticamente e identificará unívocamente al Proyecto. Este código será numérico.</text:p>
        </text:list-item>
        <text:list-item>
          <text:p text:style-name="P110">El usuario deberá especificar el nombre del Proyecto.</text:p>
        </text:list-item>
        <text:list-item>
          <text:p text:style-name="P110">El sistema verificará que el nombre del Proyecto sea único y debe ser obligatorio.</text:p>
        </text:list-item>
        <text:list-item>
          <text:p text:style-name="P110">El usuario deberá especificar: la descripción del Proyecto, la fecha <text:soft-page-break/>de inicio, la posible fecha de finalización, las observaciones y complejidad.</text:p>
        </text:list-item>
        <text:list-item>
          <text:p text:style-name="P110">El administrador deberá especificar el Usuario que será líder del Proyecto.</text:p>
        </text:list-item>
        <text:list-item>
          <text:p text:style-name="P110">El sistema asignará automáticamente el Rol de Líder de Proyecto para el Usuario especificado.</text:p>
        </text:list-item>
        <text:list-item>
          <text:p text:style-name="P110">El proyecto deberá tener de forma obligatoria usuarios con el rol miembros de comité de cambios.</text:p>
          <text:list>
            <text:list-item>
              <text:p text:style-name="P110">El comité de cambios deberá tener un número impar de miembros </text:p>
            </text:list-item>
            <text:list-item>
              <text:p text:style-name="P110">El administrador del sistema podrá realizar modificaciones al comité de cambio. </text:p>
              <text:list>
                <text:list-item>
                  <text:p text:style-name="P110">Podrá agregar miembros, verificando que el número siempre sea impar</text:p>
                </text:list-item>
                <text:list-item>
                  <text:p text:style-name="P110">Podrá eliminar miembros, verificando que el número siempre sea impar</text:p>
                </text:list-item>
                <text:list-item>
                  <text:p text:style-name="P121">El administrador del sistema podrá visualizar a los miembros de comité de cambio.</text:p>
                </text:list-item>
              </text:list>
            </text:list-item>
          </text:list>
        </text:list-item>
        <text:list-item>
          <text:p text:style-name="P110">Un Proyecto deberá tener uno de los siguientes estados:</text:p>
          <text:list>
            <text:list-item>
              <text:p text:style-name="P110">PEN(Pendiente): Se podrán realizar modificaciones en los datos del Proyecto y crear Fases asociadas al mismo.</text:p>
            </text:list-item>
            <text:list-item>
              <text:p text:style-name="P110">ANU(Anulado): No se podrá realizar modificación alguna sobre los Datos del Proyecto, ni otras funcionalidades asociadas al mismo.</text:p>
            </text:list-item>
            <text:list-item>
              <text:p text:style-name="P110">ACT(Activo): El proyecto ya puede ser visualizado en los módulos de Configuración y Desarrollo. Ya no se podrán crear más fases al proyecto.</text:p>
            </text:list-item>
            <text:list-item>
              <text:p text:style-name="P110">FIN(Finalizado): Un proyecto está en este estado cuando todas sus fases se encuentran Finalizadas. No se podrá realizar modificación alguna sobre los Datos del Proyecto, pero se podrá visualizar los módulos de Configuración y Desarrollo.</text:p>
            </text:list-item>
          </text:list>
        </text:list-item>
        <text:list-item>
          <text:p text:style-name="P110">El estado por defecto del proyecto es PEN (Pendiente).</text:p>
        </text:list-item>
        <text:list-item>
          <text:p text:style-name="P110">El campo fecha de inicio determina la fecha en el que el proyecto <text:soft-page-break/>es iniciado.</text:p>
        </text:list-item>
        <text:list-item>
          <text:p text:style-name="P110">El campo fecha de fin determina la posible fecha de finalización del proyecto. </text:p>
        </text:list-item>
        <text:list-item>
          <text:p text:style-name="P110">El campo observaciones tendrá anotaciones sobre el proyecto que el usuario considere pertinentes.</text:p>
        </text:list-item>
        <text:list-item>
          <text:p text:style-name="P110">El sistema registrará automáticamente el Usuario, la fecha y hora de la creación del Proyecto.</text:p>
        </text:list-item>
      </text:list>
      <text:p text:style-name="P41"/>
      <text:p text:style-name="P43">Importación de Proyecto</text:p>
      <text:list xml:id="list556012307" text:continue-numbering="true" text:style-name="WW8Num5">
        <text:list-item>
          <text:p text:style-name="P110">El administrador del sistema podrá importar Proyectos.</text:p>
          <text:list>
            <text:list-item>
              <text:p text:style-name="P110">Se importará la estructura del Proyecto seleccionado</text:p>
            </text:list-item>
            <text:list-item>
              <text:p text:style-name="P110">Se podrá modificar los campos que sean necesarios una vez que el proyecto fue importado.</text:p>
            </text:list-item>
          </text:list>
        </text:list-item>
      </text:list>
      <text:p text:style-name="P43">Listar Proyectos</text:p>
      <text:list xml:id="list398176206" text:continue-numbering="true" text:style-name="WW8Num5">
        <text:list-item>
          <text:p text:style-name="P112">El administrador podrá listar todos los proyectos registrados en el sistema, los campos a mostrar son: Código, Nombre, Descripción, Lider y Estado.</text:p>
        </text:list-item>
      </text:list>
      <text:p text:style-name="P43"/>
      <text:p text:style-name="P43">Búsqueda de Proyectos</text:p>
      <text:list xml:id="list1108915761" text:continue-numbering="true" text:style-name="WW8Num5">
        <text:list-item>
          <text:p text:style-name="P112">El administrador podrá buscar Proyectos por nombre o código, pudiendo realizar filtros por estado del mismo.</text:p>
        </text:list-item>
        <text:list-item>
          <text:p text:style-name="P112">El sistema deberá mostrar una lista de todos los Proyectos con las características seleccionadas.</text:p>
          <text:list>
            <text:list-item>
              <text:p text:style-name="P112">El administrador podrá seleccionar un Proyecto y el sistema deberá mostrar todos sus detalles.</text:p>
            </text:list-item>
          </text:list>
        </text:list-item>
      </text:list>
      <text:p text:style-name="P43"/>
      <text:p text:style-name="P40"><text:s/></text:p>
      <text:p text:style-name="P40"/>
      <text:p text:style-name="P49"/>
      <text:p text:style-name="P49"/>
      <text:p text:style-name="P49"><text:soft-page-break/></text:p>
      <text:p text:style-name="P49"/>
      <text:p text:style-name="P49"/>
      <text:p text:style-name="P49"/>
      <text:p text:style-name="P50"/>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text:span text:style-name="Fuente_20_de_20_párrafo_20_predeter."><text:span text:style-name="T12">Módulo de desarrollo</text:span></text:span></text:p>
      <text:p text:style-name="P57"><text:soft-page-break/>Administración de Ítems</text:p>
      <text:p text:style-name="P58">Creación de Ítems</text:p>
      <text:list xml:id="list98525468" text:continue-numbering="true" text:style-name="WW8Num5">
        <text:list-item>
          <text:p text:style-name="P110">El sistema deberá permitir agregar Ítems a un Tipo de Ítem de una fase </text:p>
        </text:list-item>
        <text:list-item>
          <text:p text:style-name="P110">El sistema asignará un código único a cada ítem</text:p>
        </text:list-item>
        <text:list-item>
          <text:p text:style-name="P110">El usuario deberá ingresar un nombre, descripción, costo y tiempo para cada ítem.</text:p>
        </text:list-item>
        <text:list-item>
          <text:p text:style-name="P110">El sistema deberá enumerar automáticamente los ítems de cada fase</text:p>
        </text:list-item>
        <text:list-item>
          <text:p text:style-name="P110">El sistema deberá brindar la posibilidad de incluir archivos externos relacionados (adjuntos al Ítem).</text:p>
        </text:list-item>
        <text:list-item>
          <text:p text:style-name="P110">Cada Ítem deberá tener un estado, los cuales pueden ser:</text:p>
          <text:list>
            <text:list-item>
              <text:p text:style-name="P110">PEN(Pendiente): Se podrán realizar modificaciones en los datos del Ítem.</text:p>
            </text:list-item>
            <text:list-item>
              <text:p text:style-name="P110">ANU(Anulado): No se podrá realizar modificación alguna sobre los Datos del Ítem, ni otras funcionalidades asociadas al mismo.</text:p>
            </text:list-item>
            <text:list-item>
              <text:p text:style-name="P110">VAL(Validado): El ítem ya puede ser visualizado en los módulos de Configuración y Desarrollo.</text:p>
            </text:list-item>
            <text:list-item>
              <text:p text:style-name="P110">CON (En Construcción): El ítem fue extraído momentáneamente de su Línea Base para ser modificado por un usuario determinado luego de la respectiva aprobación de solicitud de cambio.</text:p>
            </text:list-item>
            <text:list-item>
              <text:p text:style-name="P110">REV (Revisón): El ítem pertenece a una Línea Base en la que uno de sus ítems está siendo modificado o es un ítem relacionado con el <text:s/>ítem que está siendo modificado. </text:p>
            </text:list-item>
            <text:list-item>
              <text:p text:style-name="P110">FIN(Finalizado): No se podrá realizar modificación alguna sobre los Datos del Ítem, pero se podrá visualizar los módulos de Configuración y Desarrollo. </text:p>
            </text:list-item>
          </text:list>
        </text:list-item>
        <text:list-item>
          <text:p text:style-name="P110">El estado por defecto del Ítem es PEN (Pendiente).</text:p>
        </text:list-item>
        <text:list-item>
          <text:p text:style-name="P110">Para poder crear un ítem esté deberá:</text:p>
          <text:list>
            <text:list-item>
              <text:p text:style-name="P110">Tener al menos un antecesor de la fase anterior que <text:soft-page-break/>pertenezca a una línea base parcial o total o tener una relación de hijo con un ítem de su misma fase.</text:p>
            </text:list-item>
            <text:list-item>
              <text:p text:style-name="P110">Si es un ítem de la primera fase no deberá tener antecesor.</text:p>
            </text:list-item>
            <text:list-item>
              <text:p text:style-name="P110">Si es un ítem de la última fase no deberá tener sucesor.</text:p>
            </text:list-item>
          </text:list>
        </text:list-item>
        <text:list-item>
          <text:p text:style-name="P110">El sistema registrará automáticamente el Usuario, la fecha y hora de la creación del Ítem.</text:p>
        </text:list-item>
      </text:list>
      <text:p text:style-name="P53">Modificación de Ítems</text:p>
      <text:list xml:id="list2002583687" text:continue-numbering="true" text:style-name="WW8Num5">
        <text:list-item>
          <text:p text:style-name="P110">El sistema deberá permitir que un Ítem con estado Pendiente sea modificado</text:p>
        </text:list-item>
        <text:list-item>
          <text:p text:style-name="P110">El sistema deberá verificar que el usuario que desea modificar el Ítem tenga los permisos necesarios</text:p>
        </text:list-item>
        <text:list-item>
          <text:p text:style-name="P110">El ítem no deberá pertenecer a una Linea Base para poder ser modificado. Si pertenece a una, el usuario deberá obtener una credencial mediante una solicitud de cambio para poder modificarlo y además la fase deberá estar en estado Pendiente</text:p>
        </text:list-item>
        <text:list-item>
          <text:p text:style-name="P110">Los datos a modificar pueden ser: nombre, descripción, costo y tiempo</text:p>
        </text:list-item>
        <text:list-item>
          <text:p text:style-name="P110">El sistema registrará automáticamente el Usuario, la fecha y hora de la modificación del Ítem.</text:p>
        </text:list-item>
      </text:list>
      <text:p text:style-name="P40"/>
      <text:p text:style-name="P53">Eliminación de Ítems</text:p>
      <text:list xml:id="list406156423" text:continue-numbering="true" text:style-name="WW8Num5">
        <text:list-item>
          <text:p text:style-name="P110">El sistema deberá permitir que un Ítem con estado Pendiente sea eliminado</text:p>
        </text:list-item>
        <text:list-item>
          <text:p text:style-name="P110">El sistema deberá verificar que el usuario que desea eliminar el Ítem tenga los permisos necesarios</text:p>
        </text:list-item>
        <text:list-item>
          <text:p text:style-name="P110">Al eliminar un ítem también se eliminan todas sus relaciones.</text:p>
        </text:list-item>
        <text:list-item>
          <text:p text:style-name="P110">Si un ítem es padre de otros, no podrá ser eliminado.</text:p>
        </text:list-item>
        <text:list-item>
          <text:p text:style-name="P110">Un ítem no podrá ser eliminado si pertenece a una Línea Base</text:p>
        </text:list-item>
        <text:list-item>
          <text:p text:style-name="P110">El sistema solicitará una confirmación al Usuario antes de eliminar el Ítem</text:p>
        </text:list-item>
      </text:list>
      <text:p text:style-name="P40"/>
      <text:p text:style-name="P53"><text:soft-page-break/>Cambio de Estado de Ítems</text:p>
      <text:list xml:id="list324534315" text:continue-numbering="true" text:style-name="WW8Num5">
        <text:list-item>
          <text:p text:style-name="P110">Un usuario podrá cambiar el estado de un ítem</text:p>
        </text:list-item>
        <text:list-item>
          <text:p text:style-name="P110">El sistema deberá verificar que el mismo tenga los permisos correspondientes</text:p>
        </text:list-item>
        <text:list-item>
          <text:p text:style-name="P110">El estado de un ítem no podrá ser modificado directamente si éste se encuentra en una Línea de Base</text:p>
        </text:list-item>
        <text:list-item>
          <text:p text:style-name="P110">El estado del ítem cambiará a FIN (finalizado) cuando pertenezca a una Línea Base.</text:p>
        </text:list-item>
        <text:list-item>
          <text:p text:style-name="P110">El estado de un ítem cambiará a REV (Revisión) cuando un ítem que esté relacionado o que pertenezca a su misma Línea Base sea modificado. </text:p>
        </text:list-item>
        <text:list-item>
          <text:p text:style-name="P110">Para que el estado de un ítem hijo pueda pasar a VAL (Validado) es necesario que el estado de su ítem padre sea VAL.</text:p>
        </text:list-item>
      </text:list>
      <text:p text:style-name="P33"/>
      <text:p text:style-name="P53">Listar ítems</text:p>
      <text:list xml:id="list741470947" text:continue-numbering="true" text:style-name="WW8Num5">
        <text:list-item>
          <text:p text:style-name="P110">Un usuario podrá visualizar todos los Ítems que se encuentran dentro de una fase específica</text:p>
        </text:list-item>
        <text:list-item>
          <text:p text:style-name="P110">El sistema deberá mostrar los Ítems de las fases a las cuales el usuario tenga los permisos correspondientes</text:p>
        </text:list-item>
        <text:list-item>
          <text:p text:style-name="P110">El sistema deberá generar una lista con todos los ítems y sus datos y relaciones asociados correspondientes</text:p>
          <text:list>
            <text:list-item>
              <text:p text:style-name="P110">El usuario podrá seleccionar un ítem y ver sus detalles.</text:p>
            </text:list-item>
          </text:list>
        </text:list-item>
      </text:list>
      <text:p text:style-name="P40"/>
      <text:p text:style-name="P53">Relaciones entre Ítems</text:p>
      <text:list xml:id="list192509990" text:continue-numbering="true" text:style-name="WW8Num5">
        <text:list-item>
          <text:p text:style-name="P110">Un ítem a partir de la segunda fase deberá estar relacionado de manera obligatoria con otro ítem.</text:p>
        </text:list-item>
        <text:list-item>
          <text:p text:style-name="P110">El sistema deberá permitir relacionar Ítems de una fase con los de otras. Esta relación será de antecesor-sucesor</text:p>
          <text:list>
            <text:list-item>
              <text:p text:style-name="P110">Para poder realizar esta relación el ítem antecesor deberá pertenecer a una Línea Base.</text:p>
            </text:list-item>
          </text:list>
        </text:list-item>
        <text:list-item>
          <text:p text:style-name="P110"><text:soft-page-break/>El sistema deberá controlar que el usuario tenga los permisos necesarios para crear relaciones.</text:p>
        </text:list-item>
        <text:list-item>
          <text:p text:style-name="P110">El sistema deberá permitir relacionar diferentes Ítems de una misma fase entre sí. Esta relación será de padre-hijo</text:p>
          <text:list>
            <text:list-item>
              <text:p text:style-name="P110">Un mismo ítem podrá tener varios ítems hijos</text:p>
            </text:list-item>
            <text:list-item>
              <text:p text:style-name="P110">Un mismo ítem deberá tener un solo padre.</text:p>
            </text:list-item>
            <text:list-item>
              <text:p text:style-name="P121">Se deberán realizar los controles específicos para no formar bucles en relaciones entre los distintos Ítems o fases. </text:p>
            </text:list-item>
          </text:list>
        </text:list-item>
      </text:list>
      <text:p text:style-name="P53">Revertir Ítem</text:p>
      <text:list xml:id="list2037060942" text:continue-numbering="true" text:style-name="WW8Num5">
        <text:list-item>
          <text:p text:style-name="P110">Para cada Ítem se deberá mantener un historial de las modificaciones con la posibilidad de realizar reversiones a versiones anteriores. </text:p>
        </text:list-item>
        <text:list-item>
          <text:p text:style-name="P110">El sistema deberá verificar que el usuario tenga los permisos necesarios para realizar una reversión a un Ítem</text:p>
        </text:list-item>
        <text:list-item>
          <text:p text:style-name="P110">Para realizar una reversión el sistema deberá considerar:</text:p>
          <text:list>
            <text:list-item>
              <text:p text:style-name="P110">Se deberá seleccionar un punto de restauración</text:p>
            </text:list-item>
            <text:list-item>
              <text:p text:style-name="P110">El archivo asociado al Ítem no se revertirá</text:p>
            </text:list-item>
            <text:list-item>
              <text:p text:style-name="P110">El estado del Ítem que se quiere revertir deberá ser Pendiente</text:p>
            </text:list-item>
            <text:list-item>
              <text:p text:style-name="P110">Se volverán a todos los datos de la versión anterior del Ítem</text:p>
            </text:list-item>
            <text:list-item>
              <text:p text:style-name="P110">Al revertir el ítem se incrementará el número de versión.</text:p>
            </text:list-item>
            <text:list-item>
              <text:p text:style-name="P110">Se guardará la fecha de reversión del ítem. </text:p>
            </text:list-item>
            <text:list-item>
              <text:p text:style-name="P110">Al revertir el ítem también se revierten sus relaciones.</text:p>
              <text:list>
                <text:list-item>
                  <text:p text:style-name="P110">Al revertir una relación se deberá controlar que no existan inconsistencias.</text:p>
                  <text:list>
                    <text:list-item>
                      <text:p text:style-name="P110">Si se revierte una relación con un padre que ya no existe, el usuario deberá asignar otro padre o antecesor.</text:p>
                    </text:list-item>
                  </text:list>
                </text:list-item>
              </text:list>
            </text:list-item>
          </text:list>
        </text:list-item>
        <text:list-item>
          <text:p text:style-name="P110">El sistema será capaz de realizar una actualización automática de versiones, cada vez que se realice una modificación a un ítem la versión del mismo se actualizará.</text:p>
        </text:list-item>
      </text:list>
      <text:p text:style-name="P41"/>
      <text:p text:style-name="P55">Revivir Ítem</text:p>
      <text:list xml:id="list548051529" text:continue-numbering="true" text:style-name="WW8Num5">
        <text:list-item>
          <text:p text:style-name="P114"><text:soft-page-break/>Un ítem podrá ser revivido luego de ser eliminado siempre que la fase a la que pertenece esté en estado CON (En Construcción) </text:p>
        </text:list-item>
        <text:list-item>
          <text:p text:style-name="P114">El sistema debe verificar que el usuario tenga los permisos correspondientes para realizar una resurrección</text:p>
        </text:list-item>
        <text:list-item>
          <text:p text:style-name="P114">Al revivir un ítem se reviven todos sus componentes y relaciones con sus antecesores y padre</text:p>
        </text:list-item>
        <text:list-item>
          <text:p text:style-name="P114">Se debe verificar que al revivir relaciones no existan inconsistencias</text:p>
          <text:list>
            <text:list-item>
              <text:p text:style-name="P114">Si se revive un ítem hijo, se le deberá asignar un nuevo ítem padre si es que el que tenía con anterioridad ha sido eliminado.</text:p>
            </text:list-item>
            <text:list-item>
              <text:p text:style-name="P122">El sistema asignará una nueva versión al ítem revivido.</text:p>
            </text:list-item>
          </text:list>
        </text:list-item>
      </text:list>
      <text:p text:style-name="P44"/>
      <text:p text:style-name="P53">Informe de Impacto </text:p>
      <text:list xml:id="list1054372482" text:continue-numbering="true" text:style-name="WW8Num5">
        <text:list-item>
          <text:p text:style-name="P110">El sistema deberá mostrar una lista de todos los Ítems del Proyecto, clasificados por fase. Dependiendo del rol que tenga el usuario serán mostrados los Ítems de su fase autorizada correspondiente</text:p>
        </text:list-item>
        <text:list-item>
          <text:p text:style-name="P110">El usuario podrá elegir un Ítem y seleccionar si desea calcular el impacto de la modificación de un ítem por costo o por tiempo</text:p>
        </text:list-item>
        <text:list-item>
          <text:p text:style-name="P110">El sistema deberá calcular a partir de un grafo relacional el impacto por costo o tiempo que tendrá la modificación del Ítem seleccionado y mostrará un informe sobre el mismo.</text:p>
        </text:list-item>
        <text:list-item>
          <text:p text:style-name="P110">El grafo será creado a partir de todas las relaciones existentes del Ítem seleccionado con los demás Ítems, cuidando que no se formen bucles o ciclos, y que el costo o tiempo sea calculado sólo una vez por Ítem involucrado.</text:p>
        </text:list-item>
      </text:list>
      <text:p text:style-name="P51"/>
      <text:p text:style-name="P51"/>
      <text:p text:style-name="P49"/>
      <text:p text:style-name="P49">Módulo de gestión de cambios</text:p>
      <text:p text:style-name="P54"><text:soft-page-break/>Administración de Líneas Base</text:p>
      <text:p text:style-name="P53">Creación de Líneas de Base</text:p>
      <text:list xml:id="list578429630" text:continue-numbering="true" text:style-name="WW8Num5">
        <text:list-item>
          <text:p text:style-name="P110">El sistema deberá permitir crear Líneas de Base a un usuario del sistema <text:s/>del proyecto que tenga los permisos correspondientes asociando diferentes ítems. </text:p>
        </text:list-item>
        <text:list-item>
          <text:p text:style-name="P110">Una línea base deberá tener un código que será asignado de manera automática por el sistema, un nombre y un estado</text:p>
        </text:list-item>
        <text:list-item>
          <text:p text:style-name="P110">Podrán existir dos tipos de Líneas de Base:la cual asocia Ítems de una misma Fase entre sí.</text:p>
          <text:list>
            <text:list-item>
              <text:p text:style-name="P110">Líneas de Base Totales:</text:p>
              <text:list>
                <text:list-item>
                  <text:p text:style-name="P110">El sistema selecciona todos los items de la Fase. </text:p>
                </text:list-item>
              </text:list>
            </text:list-item>
            <text:list-item>
              <text:p text:style-name="P110">Líneas de Base Parciales: </text:p>
              <text:list>
                <text:list-item>
                  <text:p text:style-name="P110">El usuario deberá seleccionar algunos ítems de la Fase.</text:p>
                </text:list-item>
              </text:list>
            </text:list-item>
          </text:list>
        </text:list-item>
        <text:list-item>
          <text:p text:style-name="P110">Los Ítems considerados para crear una Línea de Base deben estar validados</text:p>
        </text:list-item>
        <text:list-item>
          <text:p text:style-name="P110">Al crear una Línea Base cambia el estado de los Ítems involucrados a Finalizado</text:p>
        </text:list-item>
        <text:list-item>
          <text:p text:style-name="P110">Los estados de una Línea Base podrán ser:</text:p>
          <text:list>
            <text:list-item>
              <text:p text:style-name="P110">ABI (Abierta): se están realizando cambios a algún ítem de la linea base</text:p>
            </text:list-item>
            <text:list-item>
              <text:p text:style-name="P110">CER(Cerrada): la Línea Base está completa y ya no puede ser modificada.</text:p>
            </text:list-item>
            <text:list-item>
              <text:p text:style-name="P121">Se podrá crear una Línea Base con ítems hijos.</text:p>
              <text:list>
                <text:list-item>
                  <text:p text:style-name="P121">Para crear una línea base con un ítem hijo, su padre deberá pertenecer a una Línea Base.</text:p>
                </text:list-item>
              </text:list>
            </text:list-item>
            <text:list-item>
              <text:p text:style-name="P121">Una vez creada la Línea Base, no se podrán añadir más ítems a la misma.</text:p>
            </text:list-item>
            <text:list-item>
              <text:p text:style-name="P121">Una vez creada la Línea Base, no se podrá borrar ítems de la misma.</text:p>
            </text:list-item>
            <text:list-item>
              <text:p text:style-name="P121">Las Líneas Bases no se podrán borrar.</text:p>
            </text:list-item>
          </text:list>
        </text:list-item>
        <text:list-item>
          <text:p text:style-name="P121">El sistema guardará de manera automática la fecha y el usuario que creó <text:soft-page-break/>la Línea Base.</text:p>
        </text:list-item>
      </text:list>
      <text:p text:style-name="P41"/>
      <text:p text:style-name="P53">Consulta de Líneas Base</text:p>
      <text:list xml:id="list1490448695" text:continue-numbering="true" text:style-name="WW8Num5">
        <text:list-item>
          <text:p text:style-name="P110">El sistema deberá mostrar una lista de todas las Líneas de Base existentes en un proyecto</text:p>
        </text:list-item>
        <text:list-item>
          <text:p text:style-name="P110">El usuario podrá escoger una Línea de Base a consultar que pertenezca a un proyecto del cual es miembro y tenga los permisos correspondientes</text:p>
        </text:list-item>
        <text:list-item>
          <text:p text:style-name="P110">El sistema deberá <text:s/>generar un informe con la descripción de todos los ítems involucrados en la línea base seleccionada con el estado actual del mismo y la versión.</text:p>
        </text:list-item>
      </text:list>
      <text:p text:style-name="P41"/>
      <text:p text:style-name="P43">Solicitudes de Cambio</text:p>
      <text:list xml:id="list126641369" text:continue-numbering="true" text:style-name="WW8Num5">
        <text:list-item>
          <text:p text:style-name="P124">Un usuario podrá realizar una solicitud de cambio para poder modificar un ítem que ya se encuentre en una línea base.</text:p>
        </text:list-item>
        <text:list-item>
          <text:p text:style-name="P124">La fase deberá estar en estado CON (En construcción)</text:p>
        </text:list-item>
        <text:list-item>
          <text:p text:style-name="P124">La solicitud de cambio deberá tener un nombre, un ítem asociado, un código, una fecha de solicitud y deberá llevar adjunto el informe de impacto que tendrá la modificación del ítem en cuestión.</text:p>
          <text:list>
            <text:list-item>
              <text:p text:style-name="P110">El informe de impacto será calculado al enviar la solicitud </text:p>
            </text:list-item>
            <text:list-item>
              <text:p text:style-name="P110">Una vez enviada la solicitud, esta deberá ser aprobada para poder realizar la ruptura.</text:p>
              <text:list>
                <text:list-item>
                  <text:p text:style-name="P110">El usuario no podrá modificar los atributos del ítem ni eliminarlo.</text:p>
                </text:list-item>
                <text:list-item>
                  <text:p text:style-name="P110">El estado del ítem a modificar pasa a CON (En Construcción)</text:p>
                </text:list-item>
                <text:list-item>
                  <text:p text:style-name="P110">El estado de la Línea Base cambia a ABI (Abierta)</text:p>
                </text:list-item>
                <text:list-item>
                  <text:p text:style-name="P110">El estado de los ítems relacionados o que pertenezcan a la misma Línea Base cambiará a REV (En revisión)</text:p>
                </text:list-item>
                <text:list-item>
                  <text:p text:style-name="P118"><text:span text:style-name="T19">Al terminar de realizar los cambios el usuario deberá <text:s/></text:span><text:span text:style-name="T19">crear una línea base con los mismos ítems que la original y el estado del ítem volverá a ser Finalizado.</text:span></text:p>
                </text:list-item>
                <text:list-item>
                  <text:p text:style-name="P110"><text:soft-page-break/>El usuario deberá revisar todos los ítems que se encontraban en la línea base o que están relacionados con el ítem modificado. Una vez realizada esta revisión el usuario debe cambiar el estado de estos ítems a validado y el de la Línea Base a CER (Cerrada)</text:p>
                </text:list-item>
              </text:list>
            </text:list-item>
            <text:list-item>
              <text:p text:style-name="P110">Una solicitud podrá ser anulada por parte del usuario que la envió antes de que esta sea aprobada si así lo requiera.</text:p>
            </text:list-item>
          </text:list>
        </text:list-item>
      </text:list>
      <text:p text:style-name="P43">Gestión de Solicitudes de Cambio</text:p>
      <text:list xml:id="list2091506543" text:continue-numbering="true" text:style-name="WW8Num5">
        <text:list-item>
          <text:p text:style-name="P112">El comité de cambios de un proyecto podrá aprobar o rechazar una solicitud de cambio.</text:p>
        </text:list-item>
        <text:list-item>
          <text:p text:style-name="P112">La solicitud de cambio será enviada a cada uno de los miembros del comité de cambios</text:p>
        </text:list-item>
        <text:list-item>
          <text:p text:style-name="P112">Cada miembro del comité podrá visualizar todas las solicitudes de cambio activas que tenga.</text:p>
          <text:list>
            <text:list-item>
              <text:p text:style-name="P112">Si la solicitud cuenta con la mayoría de votos a favor de los miembros del comité, ésta será aprobada.</text:p>
              <text:list>
                <text:list-item>
                  <text:p text:style-name="P110"><text:span text:style-name="T27">Una vez aprobada la solicitud, el sistema otorgará una credencial al usuario que la solicitó y se cambiará el estado del ítem a En construcción</text:span><text:span text:style-name="T32">.</text:span><text:span text:style-name="T27"> </text:span></text:p>
                </text:list-item>
              </text:list>
            </text:list-item>
            <text:list-item>
              <text:p text:style-name="P112">Si se cuenta con minoría de votos a favor, la solicitud será rechazada.</text:p>
            </text:list-item>
            <text:list-item>
              <text:p text:style-name="P112">Si no se realiza ningún voto a favor ni en contra luego de un tiempo determinado la solicitud expirará y será denegada.</text:p>
            </text:list-item>
            <text:list-item>
              <text:p text:style-name="P112">Una vez que se aprueba y se realizan los cambios al ítem, la credencial del usuario será revocada. Cada credencial corresponde a un único cambio. </text:p>
            </text:list-item>
            <text:list-item>
              <text:p text:style-name="P110"><text:s/>Si la solicitud no es aprobada el usuario no podrá romper la línea base. </text:p>
            </text:list-item>
            <text:list-item>
              <text:p text:style-name="P112">El usuario será notificado si su solicitud ha sido aprobada o rechazada.</text:p>
            </text:list-item>
            <text:list-item>
              <text:p text:style-name="P112">El rechazo o aprobación de una solicitud de cambio será registrada en el sistema.</text:p>
            </text:list-item>
          </text:list>
        </text:list-item>
      </text:list>
      <text:p text:style-name="P47"><text:soft-page-break/></text:p>
      <text:h text:style-name="P75" text:outline-level="2"><text:span text:style-name="Fuente_20_de_20_párrafo_20_predeter."><text:span text:style-name="T3">3.3 </text:span></text:span><text:span text:style-name="Fuente_20_de_20_párrafo_20_predeter."><text:span text:style-name="T3">Requerimientos No Funcionales</text:span></text:span></text:h>
      <text:p text:style-name="P26"/>
      <text:p text:style-name="P46"><text:span text:style-name="Fuente_20_de_20_párrafo_20_predeter."><text:span text:style-name="T16">Performance:</text:span></text:span><text:span text:style-name="Fuente_20_de_20_párrafo_20_predeter."><text:span text:style-name="T16"> </text:span></text:span><text:span text:style-name="Fuente_20_de_20_párrafo_20_predeter."><text:span text:style-name="T17"><text:tab/></text:span></text:span></text:p>
      <text:list xml:id="list3932391046066450367" text:style-name="L4">
        <text:list-item>
          <text:p text:style-name="P119"><text:span text:style-name="Fuente_20_de_20_párrafo_20_predeter."><text:span text:style-name="T17">El inicio del </text:span></text:span><text:span text:style-name="Fuente_20_de_20_párrafo_20_predeter."><text:span text:style-name="T17">sistema no deberá durar más de 5</text:span></text:span><text:span text:style-name="Fuente_20_de_20_párrafo_20_predeter."><text:span text:style-name="T17"> segundos.</text:span></text:span></text:p>
        </text:list-item>
        <text:list-item>
          <text:p text:style-name="P119"><text:span text:style-name="Fuente_20_de_20_párrafo_20_predeter."><text:span text:style-name="T4">El tiempo de respuesta del sistema </text:span></text:span><text:span text:style-name="Fuente_20_de_20_párrafo_20_predeter."><text:span text:style-name="T4">será de como máximo 5</text:span></text:span><text:span text:style-name="Fuente_20_de_20_párrafo_20_predeter."><text:span text:style-name="T4"> segundos en ejecuciones locales y 30 segundos en remotas.</text:span></text:span></text:p>
        </text:list-item>
        <text:list-item>
          <text:p text:style-name="P119"><text:span text:style-name="Fuente_20_de_20_párrafo_20_predeter."><text:span text:style-name="T4">El sistema tendrá la capacidad de manejar </text:span></text:span><text:span text:style-name="Fuente_20_de_20_párrafo_20_predeter."><text:span text:style-name="T4">consultas de hasta 30 usuarios concurrentes.</text:span></text:span></text:p>
        </text:list-item>
        <text:list-item>
          <text:p text:style-name="P119"><text:span text:style-name="Fuente_20_de_20_párrafo_20_predeter."><text:span text:style-name="T4">El sistema deberá estar siempre disponible, salvo en casos de problemas dependientes de la maquina donde se aloje el servidor, como el fallo de algún componente, o factores externos, como alimentación eléctrica interrumpida por lapsos prolongados.</text:span></text:span></text:p>
        </text:list-item>
      </text:list>
      <text:p text:style-name="P42"/>
      <text:p text:style-name="P46"><text:span text:style-name="Fuente_20_de_20_párrafo_20_predeter."><text:span text:style-name="T16">Usabilidad</text:span></text:span><text:span text:style-name="Fuente_20_de_20_párrafo_20_predeter."><text:span text:style-name="T16">: </text:span></text:span><text:span text:style-name="Fuente_20_de_20_párrafo_20_predeter."><text:span text:style-name="T17"><text:tab/></text:span></text:span></text:p>
      <text:list xml:id="list1613518372" text:continue-numbering="true" text:style-name="L4">
        <text:list-item>
          <text:p text:style-name="P108">El sistema ofrecerá una interfaz de usuario intuitiva y amigable, basada en la tercera parte del estándar ISO 9241.</text:p>
        </text:list-item>
        <text:list-item>
          <text:p text:style-name="P119"><text:span text:style-name="Fuente_20_de_20_párrafo_20_predeter."><text:span text:style-name="T4">El usuario necesitará</text:span></text:span><text:span text:style-name="Fuente_20_de_20_párrafo_20_predeter."><text:span text:style-name="T4"> conocimientos</text:span></text:span><text:span text:style-name="Fuente_20_de_20_párrafo_20_predeter."><text:span text:style-name="T4"> básicos</text:span></text:span><text:span text:style-name="Fuente_20_de_20_párrafo_20_predeter."><text:span text:style-name="T4"> </text:span></text:span><text:span text:style-name="Fuente_20_de_20_párrafo_20_predeter."><text:span text:style-name="T4">de</text:span></text:span><text:span text:style-name="Fuente_20_de_20_párrafo_20_predeter."><text:span text:style-name="T4"> navegación en pági</text:span></text:span><text:span text:style-name="Fuente_20_de_20_párrafo_20_predeter."><text:span text:style-name="T4">nas web y administración </text:span></text:span><text:span text:style-name="Fuente_20_de_20_párrafo_20_predeter."><text:span text:style-name="T4">de proyectos.</text:span></text:span></text:p>
        </text:list-item>
      </text:list>
      <text:p text:style-name="P42"/>
      <text:p text:style-name="P46"><text:span text:style-name="Fuente_20_de_20_párrafo_20_predeter."><text:span text:style-name="T16">De Documentación:</text:span></text:span></text:p>
      <text:list xml:id="list1215166558" text:continue-numbering="true" text:style-name="L4">
        <text:list-item>
          <text:p text:style-name="P119"><text:span text:style-name="Fuente_20_de_20_párrafo_20_predeter."><text:span text:style-name="T4">El sistema permitirá al usuario el rápido acceso a manuales, temas de ayuda y otros tipos de documentación para poder informarse sobre sus funcionalidades o responder posibles dudas.</text:span></text:span></text:p>
        </text:list-item>
        <text:list-item>
          <text:p text:style-name="P119"><text:span text:style-name="Fuente_20_de_20_párrafo_20_predeter."><text:span text:style-name="T4">El sistema deberá actualizar toda la documentación correspondiente cada vez que se realicen cambios.</text:span></text:span></text:p>
        </text:list-item>
        <text:list-item>
          <text:p text:style-name="P119"><text:span text:style-name="Fuente_20_de_20_párrafo_20_predeter."><text:span text:style-name="T17">El sistema permitirá al usuario contactar rápidamente con el equipo de soporte técnico ante cualquier duda o inconveniente.</text:span></text:span></text:p>
        </text:list-item>
      </text:list>
      <text:p text:style-name="P48"><text:span text:style-name="Fuente_20_de_20_párrafo_20_predeter."><text:span text:style-name="T17"/></text:span></text:p>
      <text:p text:style-name="P48"><text:span text:style-name="Fuente_20_de_20_párrafo_20_predeter."><text:span text:style-name="T17"/></text:span></text:p>
      <text:p text:style-name="P46"><text:span text:style-name="Fuente_20_de_20_párrafo_20_predeter."><text:span text:style-name="T16">De Portabilidad:</text:span></text:span><text:span text:style-name="Fuente_20_de_20_párrafo_20_predeter."><text:span text:style-name="T17"><text:tab/></text:span></text:span></text:p>
      <text:list xml:id="list1157649139" text:continue-numbering="true" text:style-name="L4">
        <text:list-item>
          <text:p text:style-name="P119"><text:soft-page-break/><text:span text:style-name="Fuente_20_de_20_párrafo_20_predeter."><text:span text:style-name="T4">El sistema cliente podrá ser ejecutado en cualquier </text:span></text:span><text:span text:style-name="Fuente_20_de_20_párrafo_20_predeter."><text:span text:style-name="T4">plataforma</text:span></text:span><text:span text:style-name="Fuente_20_de_20_párrafo_20_predeter."><text:span text:style-name="T4"> que disponga de una interfaz de navegación web.</text:span></text:span><text:span text:style-name="Fuente_20_de_20_párrafo_20_predeter."><text:span text:style-name="T4"><text:tab/></text:span></text:span></text:p>
        </text:list-item>
      </text:list>
      <text:p text:style-name="P46"><text:span text:style-name="Fuente_20_de_20_párrafo_20_predeter."><text:span text:style-name="T16">De Seguridad:</text:span></text:span></text:p>
      <text:list xml:id="list1483003562" text:continue-numbering="true" text:style-name="L4">
        <text:list-item>
          <text:p text:style-name="P119"><text:span text:style-name="Fuente_20_de_20_párrafo_20_predeter."><text:span text:style-name="T4">El sistema realizará copias de respaldo de la Base de Datos.</text:span></text:span></text:p>
        </text:list-item>
        <text:list-item>
          <text:p text:style-name="P119"><text:span text:style-name="Fuente_20_de_20_párrafo_20_predeter."><text:span text:style-name="T4">Las contraseñas de usuarios serán guardadas en la Base de Datos con métodos de encriptación adecuados.</text:span></text:span></text:p>
        </text:list-item>
        <text:list-item>
          <text:p text:style-name="P119"><text:span text:style-name="Fuente_20_de_20_párrafo_20_predeter."><text:span text:style-name="T4">El sistema estará restringido en su totalidad a quienes no tengan algún rol asignado.</text:span></text:span></text:p>
        </text:list-item>
        <text:list-item>
          <text:p text:style-name="P119"><text:span text:style-name="Fuente_20_de_20_párrafo_20_predeter."><text:span text:style-name="T4">El acceso será controlado mediante sesiones iniciadas solamente con el nombre de usuario y su contraseña correspondiente.</text:span></text:span></text:p>
        </text:list-item>
        <text:list-item>
          <text:p text:style-name="P119"><text:span text:style-name="Fuente_20_de_20_párrafo_20_predeter."><text:span text:style-name="T4">Para el control de la autorización sobre módulos específicos, se utilizará el Control de Acceso Basado en Roles, donde cada usuario deberá poseer el rol correspondiente para poder realizar la actividad dentro del sistema.</text:span></text:span></text:p>
        </text:list-item>
      </text:list>
      <text:p text:style-name="P42"/>
      <text:p text:style-name="P46"><text:span text:style-name="Fuente_20_de_20_párrafo_20_predeter."><text:span text:style-name="T16">De Hardware:</text:span></text:span></text:p>
      <text:list xml:id="list1468077263" text:continue-numbering="true" text:style-name="L4">
        <text:list-item>
          <text:p text:style-name="P119"><text:span text:style-name="Fuente_20_de_20_párrafo_20_predeter."><text:span text:style-name="T4">El modelo del sistema será Cliente-Servidor. Una computadora fija que cumplirá el rol de servidor, y otra/s, dentro del alcance de la red, con las que se ejecutarán los entornos de usuarios.</text:span></text:span></text:p>
        </text:list-item>
        <text:list-item>
          <text:p text:style-name="P119"><text:span text:style-name="Fuente_20_de_20_párrafo_20_predeter."><text:span text:style-name="T4">Disponer de conexión TCP/IP por medio de una tarjeta de red.</text:span></text:span></text:p>
        </text:list-item>
        <text:list-item>
          <text:p text:style-name="P119"><text:span text:style-name="Fuente_20_de_20_párrafo_20_predeter."><text:span text:style-name="T4">Disponer de un monitor con resolución mínima de 1024x720 pixeles para una óptima visualización del sistema.</text:span></text:span></text:p>
        </text:list-item>
        <text:list-item>
          <text:p text:style-name="P119"><text:span text:style-name="Fuente_20_de_20_párrafo_20_predeter."><text:span text:style-name="T4">La unidad de procesamiento del servidor debe ser de generación Intel Dual Core o AMD Athlon X2, o superiores para garantizar una respuesta inmediata del sistema.</text:span></text:span></text:p>
        </text:list-item>
        <text:list-item>
          <text:p text:style-name="P119"><text:span text:style-name="Fuente_20_de_20_párrafo_20_predeter."><text:span text:style-name="T4">La memoria RAM del servidor debe ser de al menos 4Gb de tecnología DDR2 como mínima para garantizar la concurrencia de usuarios en el sistema.</text:span></text:span></text:p>
        </text:list-item>
        <text:list-item>
          <text:p text:style-name="P119"><text:span text:style-name="Fuente_20_de_20_párrafo_20_predeter."><text:span text:style-name="T4">Una unidad de SAI o UPS para garantizar disponibilidad ante cortes eléctricos.</text:span></text:span></text:p>
        </text:list-item>
        <text:list-item>
          <text:p text:style-name="P119"><text:span text:style-name="Fuente_20_de_20_párrafo_20_predeter."><text:span text:style-name="T4">Unidades de almacenamiento configuradas en RAID0 para mantener un respaldo físico de los datos alojados en la Base de Datos.</text:span></text:span></text:p>
        </text:list-item>
        <text:list-item>
          <text:p text:style-name="P119"><text:soft-page-break/><text:span text:style-name="Fuente_20_de_20_párrafo_20_predeter."><text:span text:style-name="T4">Unidades de almacenamientos de 500Gb para garantizar la capacidad de almacenamiento de datos.</text:span></text:span></text:p>
        </text:list-item>
      </text:list>
      <text:p text:style-name="P46"><text:span text:style-name="Fuente_20_de_20_párrafo_20_predeter."><text:span text:style-name="T16">De Software:</text:span></text:span></text:p>
      <text:p text:style-name="P46"><text:span text:style-name="Fuente_20_de_20_párrafo_20_predeter."><text:span text:style-name="T16">En Clientes:</text:span></text:span></text:p>
      <text:list xml:id="list248767436" text:continue-numbering="true" text:style-name="L4">
        <text:list-item>
          <text:p text:style-name="P119"><text:span text:style-name="Fuente_20_de_20_párrafo_20_predeter."><text:span text:style-name="T4">Sistema Operativo con disponibilidad para software de navegación Web.</text:span></text:span></text:p>
        </text:list-item>
        <text:list-item>
          <text:p text:style-name="P119"><text:span text:style-name="Fuente_20_de_20_párrafo_20_predeter."><text:span text:style-name="T17">Navegador web:</text:span></text:span></text:p>
          <text:list>
            <text:list-item>
              <text:p text:style-name="P119"><text:span text:style-name="Fuente_20_de_20_párrafo_20_predeter."><text:span text:style-name="T17">Mozilla Firefox 23.0.1</text:span></text:span><text:span text:style-name="Fuente_20_de_20_párrafo_20_predeter."><text:span text:style-name="T18"> </text:span></text:span><text:span text:style-name="Fuente_20_de_20_párrafo_20_predeter."><text:span text:style-name="T17">o superior.</text:span></text:span></text:p>
            </text:list-item>
            <text:list-item>
              <text:p text:style-name="P119"><text:span text:style-name="Fuente_20_de_20_párrafo_20_predeter."><text:span text:style-name="T4">Chro</text:span></text:span><text:span text:style-name="Fuente_20_de_20_párrafo_20_predeter."><text:span text:style-name="T4">me 29.0.1</text:span></text:span><text:span text:style-name="Fuente_20_de_20_párrafo_20_predeter."><text:span text:style-name="T4"> o superior.</text:span></text:span></text:p>
            </text:list-item>
          </text:list>
        </text:list-item>
      </text:list>
      <text:p text:style-name="P46"><text:span text:style-name="Fuente_20_de_20_párrafo_20_predeter."><text:span text:style-name="T16">En el Servidor:</text:span></text:span></text:p>
      <text:list xml:id="list221445963" text:continue-numbering="true" text:style-name="L4">
        <text:list-item>
          <text:p text:style-name="P119"><text:span text:style-name="Fuente_20_de_20_párrafo_20_predeter."><text:span text:style-name="T4">Interprete de lenguaje de programación Python 2.7.</text:span></text:span></text:p>
        </text:list-item>
        <text:list-item>
          <text:p text:style-name="P119"><text:span text:style-name="Fuente_20_de_20_párrafo_20_predeter."><text:span text:style-name="T4">Los datos del sistema se almacenarán en una base de datos relacional que será PostgreSQL en su versión 9.0.2</text:span></text:span></text:p>
        </text:list-item>
        <text:list-item>
          <text:p text:style-name="P119"><text:span text:style-name="Fuente_20_de_20_párrafo_20_predeter."><text:span text:style-name="T4">La plataforma del servidor del sistema será GNU/Linux en Ubuntu 12.04.</text:span></text:span></text:p>
        </text:list-item>
        <text:list-item>
          <text:p text:style-name="P119"><text:span text:style-name="Fuente_20_de_20_párrafo_20_predeter."><text:span text:style-name="T4">El servidor web a utilizar será Apache en su versión 2.2.</text:span></text:span></text:p>
        </text:list-item>
        <text:list-item>
          <text:p text:style-name="P119"><text:span text:style-name="Fuente_20_de_20_párrafo_20_predeter."><text:span text:style-name="T4">EL framework será Django en su versión 1.6.2</text:span></text:span></text:p>
        </text:list-item>
        <text:list-item>
          <text:p text:style-name="P119"><text:span text:style-name="Fuente_20_de_20_párrafo_20_predeter."><text:span text:style-name="T4">Pgadmin III como herramienta para PostgreSQL.</text:span></text:span></text:p>
        </text:list-item>
        <text:list-item>
          <text:p text:style-name="P119"><text:span text:style-name="Fuente_20_de_20_párrafo_20_predeter."><text:span text:style-name="T4">Modelio como herramienta de modelado UML</text:span></text:span></text:p>
        </text:list-item>
      </text:list>
      <text:p text:style-name="P14"/>
      <text:p text:style-name="P25"/>
      <text:h text:style-name="P80" text:outline-level="1">4.<text:tab/>Requerimientos de Licencia</text:h>
      <text:p text:style-name="P34">Todos los programas utilizados en la creación del Sistema poseen la licencia GPL </text:p>
      <text:h text:style-name="P80" text:outline-level="1">5.<text:tab/>Observaciones</text:h>
      <text:p text:style-name="P59"><text:tab/>Como el Sistema Gerenciador de Base de Datos (SGDB) utilizado para la creación de sistema es de licencia libre, su capacidad se encuentra limitada. Para poder ampliar ésta capacidad se recomienda migrar la base de datos a otro SGDB con licencia comercial.</text:p>
      <text:p text:style-name="P35"/>
      <text:p text:style-name="P35"/>
      <text:p text:style-name="P35"/>
      <text:p text:style-name="P35"/>
      <text:p text:style-name="P67"><text:soft-page-break/></text:p>
      <text:h text:style-name="P81" text:outline-level="1">6.<text:tab/>Historia de Cambios</text:h>
      <text:p text:style-name="P15"/>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9">Fecha</text:p>
          </table:table-cell>
          <table:table-cell table:style-name="Tabla2.A1" office:value-type="string">
            <text:p text:style-name="P19">Versión </text:p>
          </table:table-cell>
          <table:table-cell table:style-name="Tabla2.A1" office:value-type="string">
            <text:p text:style-name="P27"><text:span text:style-name="Fuente_20_de_20_párrafo_20_predeter."><text:span text:style-name="T8">Descripción</text:span></text:span></text:p>
          </table:table-cell>
          <table:table-cell table:style-name="Tabla2.A1" office:value-type="string">
            <text:p text:style-name="P19">Autor</text:p>
          </table:table-cell>
        </table:table-row>
        <table:table-row table:style-name="Tabla2.2">
          <table:table-cell table:style-name="Tabla2.A1" office:value-type="string">
            <text:p text:style-name="P16">&lt;18/08/2013&gt;</text:p>
          </table:table-cell>
          <table:table-cell table:style-name="Tabla2.A1" office:value-type="string">
            <text:p text:style-name="P20">1.0</text:p>
          </table:table-cell>
          <table:table-cell table:style-name="Tabla2.A1" office:value-type="string">
            <text:p text:style-name="P16">Primeros requerimientos funcionales y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3/08/2013&gt;</text:p>
          </table:table-cell>
          <table:table-cell table:style-name="Tabla2.A1" office:value-type="string">
            <text:p text:style-name="P20">1.1</text:p>
          </table:table-cell>
          <table:table-cell table:style-name="Tabla2.A1" office:value-type="string">
            <text:p text:style-name="P16">Primeros objetivos, alcance etc.</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4/08/2013&gt;</text:p>
          </table:table-cell>
          <table:table-cell table:style-name="Tabla2.A1" office:value-type="string">
            <text:p text:style-name="P20">1.2</text:p>
          </table:table-cell>
          <table:table-cell table:style-name="Tabla2.A1" office:value-type="string">
            <text:p text:style-name="P16">Revisión de requerimiento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5/08/2013&gt;</text:p>
          </table:table-cell>
          <table:table-cell table:style-name="Tabla2.A1" office:value-type="string">
            <text:p text:style-name="P20">1.3</text:p>
          </table:table-cell>
          <table:table-cell table:style-name="Tabla2.A1" office:value-type="string">
            <text:p text:style-name="P16">Requerimientos </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4/09/2013&gt;</text:p>
          </table:table-cell>
          <table:table-cell table:style-name="Tabla2.A1" office:value-type="string">
            <text:p text:style-name="P20">1.4</text:p>
          </table:table-cell>
          <table:table-cell table:style-name="Tabla2.A1" office:value-type="string">
            <text:p text:style-name="P16">Clasificación de Requerimientos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5/09/2013&gt;</text:p>
          </table:table-cell>
          <table:table-cell table:style-name="Tabla2.A1" office:value-type="string">
            <text:p text:style-name="P20">1.5</text:p>
          </table:table-cell>
          <table:table-cell table:style-name="Tabla2.A1" office:value-type="string">
            <text:p text:style-name="P16">Descripción detallada del módulo de desarrollo</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7/09/2013&gt;</text:p>
          </table:table-cell>
          <table:table-cell table:style-name="Tabla2.A1" office:value-type="string">
            <text:p text:style-name="P20">1.6</text:p>
          </table:table-cell>
          <table:table-cell table:style-name="Tabla2.A1" office:value-type="string">
            <text:p text:style-name="P16">Refinamiento de requerimientos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10/09/2013&gt;</text:p>
          </table:table-cell>
          <table:table-cell table:style-name="Tabla2.A1" office:value-type="string">
            <text:p text:style-name="P20">1.7</text:p>
          </table:table-cell>
          <table:table-cell table:style-name="Tabla2.A1" office:value-type="string">
            <text:p text:style-name="P16">Revisión final de requerimiento funcionales y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13/09/2013&gt;</text:p>
          </table:table-cell>
          <table:table-cell table:style-name="Tabla2.A1" office:value-type="string">
            <text:p text:style-name="P20">1.8</text:p>
          </table:table-cell>
          <table:table-cell table:style-name="Tabla2.A1" office:value-type="string">
            <text:p text:style-name="P16">Revisión del documento final</text:p>
          </table:table-cell>
          <table:table-cell table:style-name="Tabla2.A1" office:value-type="string">
            <text:p text:style-name="P16">&lt;Ughelli – Lisnichuk&gt;</text:p>
          </table:table-cell>
        </table:table-row>
        <table:table-row table:style-name="Tabla2.2">
          <table:table-cell table:style-name="Tabla2.A11" office:value-type="string">
            <text:p text:style-name="P16">&lt;2/3/2014&gt;</text:p>
          </table:table-cell>
          <table:table-cell table:style-name="Tabla2.B11" office:value-type="float" office:value="1.9">
            <text:p text:style-name="P20">1.9</text:p>
          </table:table-cell>
          <table:table-cell table:style-name="Tabla2.A11" office:value-type="string">
            <text:p text:style-name="P16">Modificaciones según diagramas</text:p>
          </table:table-cell>
          <table:table-cell table:style-name="Tabla2.A11" office:value-type="string">
            <text:p text:style-name="P16">&lt;Ughelli – Lisnichuk&gt;</text:p>
          </table:table-cell>
        </table:table-row>
        <table:table-row table:style-name="Tabla2.2">
          <table:table-cell table:style-name="Tabla2.A11" office:value-type="string">
            <text:p text:style-name="P16">&lt;5/3/2014&gt;</text:p>
          </table:table-cell>
          <table:table-cell table:style-name="Tabla2.B11" office:value-type="float" office:value="2">
            <text:p text:style-name="P20">2</text:p>
          </table:table-cell>
          <table:table-cell table:style-name="Tabla2.A11" office:value-type="string">
            <text:p text:style-name="P16">Agregación y modificación de requerimientos según nuevas especificaciones</text:p>
          </table:table-cell>
          <table:table-cell table:style-name="Tabla2.A11" office:value-type="string">
            <text:p text:style-name="P16">&lt;Ughelli – Lisnichuk&gt;</text:p>
          </table:table-cell>
        </table:table-row>
        <table:table-row table:style-name="Tabla2.2">
          <table:table-cell table:style-name="Tabla2.A11" office:value-type="string">
            <text:p text:style-name="P16">&lt;8/3/2014&gt;</text:p>
          </table:table-cell>
          <table:table-cell table:style-name="Tabla2.A11" office:value-type="string">
            <text:p text:style-name="P20">2.1</text:p>
          </table:table-cell>
          <table:table-cell table:style-name="Tabla2.A11" office:value-type="string">
            <text:p text:style-name="P16">Agregación de nuevos requerimientos </text:p>
          </table:table-cell>
          <table:table-cell table:style-name="Tabla2.A11" office:value-type="string">
            <text:p text:style-name="P16">&lt;Ughelli – Lisnichuk&gt;</text:p>
          </table:table-cell>
        </table:table-row>
        <table:table-row table:style-name="Tabla2.2">
          <table:table-cell table:style-name="Tabla2.A11" office:value-type="string">
            <text:p text:style-name="P16">&lt;16/3/2014&gt;</text:p>
          </table:table-cell>
          <table:table-cell table:style-name="Tabla2.B11" office:value-type="float" office:value="2.2">
            <text:p text:style-name="P20">2.2</text:p>
          </table:table-cell>
          <table:table-cell table:style-name="Tabla2.A11" office:value-type="string">
            <text:p text:style-name="P16">Revisión y Corrección de requerimientos de roles y permisos del sistema y del Módulo de Administración</text:p>
          </table:table-cell>
          <table:table-cell table:style-name="Tabla2.A11" office:value-type="string">
            <text:p text:style-name="P16">&lt;Ughelli&gt;</text:p>
          </table:table-cell>
        </table:table-row>
      </table:table>
      <text:p text:style-name="P1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PY" fo:font-style="normal" fo:text-shadow="none" style:text-underline-style="none" fo:font-weight="normal" style:letter-kerning="false" style:font-size-asian="10pt" style:language-asian="es" style:country-asian="PY"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s" fo:country="PY" fo:font-style="normal" fo:text-shadow="none" style:text-underline-style="none" fo:font-weight="normal" style:letter-kerning="false" fo:background-color="transparent"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0" fo:hyphenation-push-char-count="0"/>
    </style:style>
    <style:style style:name="Título_20_1" style:display-name="Título 1" style:family="paragraph" style:parent-style-name="Normal" style:next-style-name="Normal" style:default-outline-level="1">
      <style:paragraph-properties fo:hyphenation-ladder-count="no-limit"/>
      <style:text-properties style:font-name="Cambria" fo:font-size="16pt" fo:font-weight="bold" style:letter-kerning="true" style:font-size-asian="16pt" style:font-weight-asian="bold" style:font-size-complex="16pt"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hyphenation-ladder-count="no-limit"/>
      <style:text-properties style:font-name="Cambria"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Título_20_3" style:display-name="Título 3" style:family="paragraph" style:parent-style-name="Normal" style:next-style-name="Normal" style:default-outline-level="3">
      <style:paragraph-properties fo:hyphenation-ladder-count="no-limit"/>
      <style:text-properties style:font-name="Cambria" fo:font-size="13pt" fo:font-weight="bold" style:font-size-asian="13pt" style:font-weight-asian="bold" style:font-size-complex="13pt" style:font-weight-complex="bold" fo:hyphenate="false" fo:hyphenation-remain-char-count="0" fo:hyphenation-push-char-count="0"/>
    </style:style>
    <style:style style:name="Título_20_4" style:display-name="Título 4" style:family="paragraph" style:parent-style-name="Normal" style:next-style-name="Normal" style:default-outline-level="4">
      <style:paragraph-properties fo:hyphenation-ladder-count="no-limit"/>
      <style:text-properties style:font-name="Calibri" fo:font-size="14pt" fo:font-weight="bold" style:font-size-asian="14pt" style:font-weight-asian="bold" style:font-size-complex="14pt" style:font-weight-complex="bold" fo:hyphenate="false" fo:hyphenation-remain-char-count="0" fo:hyphenation-push-char-count="0"/>
    </style:style>
    <style:style style:name="Título_20_5" style:display-name="Título 5" style:family="paragraph" style:parent-style-name="Normal" style:next-style-name="Normal" style:default-outline-level="5">
      <style:paragraph-properties fo:hyphenation-ladder-count="no-limit"/>
      <style:text-properties style:font-name="Calibri"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Título_20_6" style:display-name="Título 6" style:family="paragraph" style:parent-style-name="Normal" style:next-style-name="Normal" style:default-outline-level="6">
      <style:paragraph-properties fo:hyphenation-ladder-count="no-limit"/>
      <style:text-properties style:font-name="Calibri" fo:font-size="10pt" fo:font-weight="bold" style:font-size-asian="10pt" style:font-weight-asian="bold" style:font-size-complex="10pt" style:font-weight-complex="bold" fo:hyphenate="false" fo:hyphenation-remain-char-count="0" fo:hyphenation-push-char-count="0"/>
    </style:style>
    <style:style style:name="Título_20_7" style:display-name="Título 7" style:family="paragraph" style:parent-style-name="Normal" style:next-style-name="Normal" style:default-outline-level="7">
      <style:paragraph-properties fo:hyphenation-ladder-count="no-limit"/>
      <style:text-properties style:font-name="Calibri" fo:hyphenate="false" fo:hyphenation-remain-char-count="0" fo:hyphenation-push-char-count="0"/>
    </style:style>
    <style:style style:name="Normal"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fo:hyphenation-remain-char-count="0" fo:hyphenation-push-char-count="0"/>
    </style:style>
    <style:style style:name="Sin_20_espaciado" style:display-name="Sin espaciado"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fo:hyphenation-remain-char-count="0" fo:hyphenation-push-char-count="0"/>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ítulo_20_11" style:display-name="Título 11" style:family="paragraph" style:next-style-name="Standard" style:default-outline-level="1" style:list-style-name="">
      <style:paragraph-properties fo:margin-top="0.494cm" fo:margin-bottom="0.494cm" fo:text-align="justify" style:justify-single-word="false" fo:hyphenation-ladder-count="no-limit" fo:keep-with-next="always" style:vertical-align="baseline"/>
      <style:text-properties style:font-name="Arial" fo:font-size="14pt" fo:language="es" fo:country="ES" fo:font-weight="bold" style:letter-kerning="true" style:font-size-asian="14pt" style:language-asian="zh" style:country-asian="CN" style:font-weight-asian="bold" style:font-weight-complex="bold" fo:hyphenate="false" fo:hyphenation-remain-char-count="0" fo:hyphenation-push-char-count="0"/>
    </style:style>
    <style:style style:name="Título_20_21" style:display-name="Título 21" style:family="paragraph" style:parent-style-name="Standard" style:next-style-name="Standard" style:default-outline-level="2" style:list-style-name="">
      <style:paragraph-properties fo:margin-top="0.423cm" fo:margin-bottom="0.106cm" fo:hyphenation-ladder-count="no-limit" fo:keep-with-next="always" style:vertical-align="baseline"/>
      <style:text-properties style:font-name="Tahoma" fo:font-size="14pt" fo:font-weight="bold" style:font-size-asian="14pt" style:font-weight-asian="bold" style:font-name-complex="Arial" style:font-size-complex="14pt" style:font-style-complex="italic" style:font-weight-complex="bold" fo:hyphenate="false" fo:hyphenation-remain-char-count="0" fo:hyphenation-push-char-count="0"/>
    </style:style>
    <style:style style:name="Título_20_31" style:display-name="Título 31" style:family="paragraph" style:parent-style-name="Standard" style:next-style-name="Standard" style:default-outline-level="3" style:list-style-name="">
      <style:paragraph-properties fo:margin-top="0.423cm" fo:margin-bottom="0.106cm" fo:hyphenation-ladder-count="no-limit" fo:keep-with-next="always" style:vertical-align="baseline"/>
      <style:text-properties style:font-name="Tahoma" fo:font-style="italic" fo:font-weight="bold" style:font-style-asian="italic" style:font-weight-asian="bold" style:font-name-complex="Arial" style:font-size-complex="13pt"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text-properties fo:font-size="14pt" fo:font-weight="bold" style:font-size-asian="14pt" style:font-weight-asian="bold" style:font-size-complex="14pt" style:font-weight-complex="bold"/>
    </style:style>
    <style:style style:name="Título_20_5_20_Car" style:display-name="Título 5 Car" style:family="text">
      <style:text-properties fo:font-size="13pt" fo:font-style="italic" fo:font-weight="bold" style:font-size-asian="13pt" style:font-style-asian="italic" style:font-weight-asian="bold" style:font-size-complex="13pt" style:font-style-complex="italic" style:font-weight-complex="bold"/>
    </style:style>
    <style:style style:name="Título_20_6_20_Car" style:display-name="Título 6 Car" style:family="text">
      <style:text-properties fo:font-weight="bold" style:font-weight-asian="bold" style:font-weight-complex="bold"/>
    </style:style>
    <style:style style:name="Título_20_7_20_Car" style:display-name="Título 7 Car" style:family="text">
      <style:text-properties fo:font-size="12pt" style:font-size-asian="12pt" style:font-size-complex="12pt"/>
    </style:style>
    <style:style style:name="Encabezado_20_Car" style:display-name="Encabezado Car" style:family="text">
      <style:text-properties style:font-name="Times New Roman" fo:font-size="12pt" fo:language="es" fo:country="ES" style:font-size-asian="12pt" style:language-asian="es" style:country-asian="ES" style:font-size-complex="12pt"/>
    </style:style>
    <style:style style:name="Pie_20_de_20_página_20_Car" style:display-name="Pie de página Car" style:family="text">
      <style:text-properties style:font-name="Times New Roman" fo:font-size="12pt" fo:language="es" fo:country="ES" style:font-size-asian="12pt" style:language-asian="es" style:country-asian="ES" style:font-size-complex="12pt"/>
    </style:style>
    <style:style style:name="Texto_20_de_20_globo_20_Car" style:display-name="Texto de globo Car" style:family="text">
      <style:text-properties style:font-name="Tahoma" fo:font-size="8pt" fo:language="es" fo:country="ES" style:font-size-asian="8pt" style:language-asian="es" style:country-asian="ES" style:font-name-complex="Tahoma" style:font-size-complex="8pt"/>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Courier New" style:font-name-complex="Courier New"/>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Courier New" style:font-name-complex="Courier New"/>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use-window-font-color="true"/>
    </style:style>
    <style:style style:name="WW_5f_CharLFO22LVL2" style:display-name="WW_CharLFO22LVL2" style:family="text">
      <style:text-properties style:use-window-font-color="true"/>
    </style:style>
    <style:style style:name="WW_5f_CharLFO22LVL3" style:display-name="WW_CharLFO22LVL3" style:family="text">
      <style:text-properties style:use-window-font-color="true"/>
    </style:style>
    <style:style style:name="WW_5f_CharLFO22LVL4" style:display-name="WW_CharLFO22LVL4" style:family="text">
      <style:text-properties style:use-window-font-color="true"/>
    </style:style>
    <style:style style:name="WW_5f_CharLFO22LVL5" style:display-name="WW_CharLFO22LVL5" style:family="text">
      <style:text-properties style:use-window-font-color="true"/>
    </style:style>
    <style:style style:name="WW_5f_CharLFO22LVL6" style:display-name="WW_CharLFO22LVL6" style:family="text">
      <style:text-properties style:use-window-font-color="true"/>
    </style:style>
    <style:style style:name="WW_5f_CharLFO22LVL7" style:display-name="WW_CharLFO22LVL7" style:family="text">
      <style:text-properties style:use-window-font-color="true"/>
    </style:style>
    <style:style style:name="WW_5f_CharLFO22LVL8" style:display-name="WW_CharLFO22LVL8" style:family="text">
      <style:text-properties style:use-window-font-color="true"/>
    </style:style>
    <style:style style:name="WW_5f_CharLFO22LVL9" style:display-name="WW_CharLFO22LVL9" style:family="text">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style:num-prefix="RF-" style:num-suffix=". " style:num-format="1">
        <style:list-level-properties text:space-before="1.27cm"/>
      </text:list-level-style-number>
      <text:list-level-style-number text:level="2" style:num-prefix="RF-" style:num-suffix=". " style:num-format="1" text:display-levels="2">
        <style:list-level-properties text:space-before="1.895cm" text:min-label-width="0.005cm"/>
      </text:list-level-style-number>
      <text:list-level-style-number text:level="3" style:num-prefix="RF-" style:num-suffix=". " style:num-format="1" text:display-levels="3">
        <style:list-level-properties text:space-before="2.54cm"/>
      </text:list-level-style-number>
      <text:list-level-style-number text:level="4" style:num-prefix="RF-" style:num-suffix=". " style:num-format="1" text:display-levels="4">
        <style:list-level-properties text:space-before="3.175cm" text:min-label-width="1.143cm"/>
      </text:list-level-style-number>
      <text:list-level-style-number text:level="5" style:num-prefix="RF-" style:num-suffix=". " style:num-format="1" text:display-levels="5">
        <style:list-level-properties text:space-before="3.81cm" text:min-label-width="1.397cm"/>
      </text:list-level-style-number>
      <text:list-level-style-number text:level="6" style:num-suffix="." style:num-format="1" text:display-levels="6">
        <style:list-level-properties text:space-before="4.445cm" text:min-label-width="1.651cm"/>
      </text:list-level-style-number>
      <text:list-level-style-number text:level="7" style:num-suffix="." style:num-format="1" text:display-levels="7">
        <style:list-level-properties text:space-before="5.08cm" text:min-label-width="1.905cm"/>
      </text:list-level-style-number>
      <text:list-level-style-number text:level="8" style:num-suffix="." style:num-format="1" text:display-levels="8">
        <style:list-level-properties text:space-before="5.715cm" text:min-label-width="2.159cm"/>
      </text:list-level-style-number>
      <text:list-level-style-number text:level="9" style:num-suffix="." style:num-format="1" text:display-levels="9">
        <style:list-level-properties text:space-before="6.35cm" text:min-label-width="2.54cm"/>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589cm" style:rel-width="100%" fo:margin-left="0cm" table:align="left"/>
    </style:style>
    <style:style style:name="Tabla1.A" style:family="table-column">
      <style:table-column-properties style:column-width="10.913cm" style:rel-column-width="6348*"/>
    </style:style>
    <style:style style:name="Tabla1.B" style:family="table-column">
      <style:table-column-properties style:column-width="4.676cm" style:rel-column-width="2720*"/>
    </style:style>
    <style:style style:name="Tabla1.A1" style:family="table-cell">
      <style:table-cell-properties style:vertical-align="bottom" fo:padding-left="0.203cm" fo:padding-right="0.203cm" fo:padding-top="0.127cm" fo:padding-bottom="0.127cm" fo:border-left="none" fo:border-right="none" fo:border-top="none" fo:border-bottom="0.018cm solid #000000"/>
    </style:style>
    <style:style style:name="Tabla1.B1" style:family="table-cell">
      <style:table-cell-properties style:vertical-align="bottom" fo:background-color="#943634" fo:padding-left="0.203cm" fo:padding-right="0.203cm" fo:padding-top="0.127cm" fo:padding-bottom="0.127cm" fo:border-left="none" fo:border-right="none" fo:border-top="none" fo:border-bottom="0.018cm solid #943634">
        <style:background-image/>
      </style:table-cell-properties>
    </style:style>
    <style:style style:name="MP1" style:family="paragraph" style:parent-style-name="Heading">
      <style:paragraph-properties fo:text-align="end" style:justify-single-word="false"/>
    </style:style>
    <style:style style:name="MP2" style:family="paragraph" style:parent-style-name="Heading">
      <style:text-properties fo:color="#ffffff" fo:font-style="italic" fo:font-weight="bold" style:font-style-asian="italic" style:font-weight-asian="bold"/>
    </style:style>
    <style:style style:name="MT1" style:family="text">
      <style:text-properties fo:text-transform="uppercase" fo:language="es" fo:country="PY"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footnote-max-height="0cm">
        <style:footnote-sep style:width="0.018cm"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row>
            <table:table-cell table:style-name="Tabla1.A1" office:value-type="string">
              <text:p text:style-name="MP1"><text:span text:style-name="Fuente_20_de_20_párrafo_20_predeter."><text:span text:style-name="MT1">Especificación de Requerimientos</text:span></text:span></text:p>
            </table:table-cell>
            <table:table-cell table:style-name="Tabla1.B1" office:value-type="string">
              <text:p text:style-name="MP2">Ingeniería de Software II</text:p>
            </table:table-cell>
          </table:table-row>
        </table:table>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Especificación de Requerimientos</dc:title>
    <dc:subject>Ingeniería de Software I</dc:subject>
    <meta:initial-creator>USUARIO</meta:initial-creator>
    <meta:creation-date>2013-09-13T18:42:00Z</meta:creation-date>
    <dc:date>2014-03-16T16:57:52</dc:date>
    <meta:editing-cycles>39</meta:editing-cycles>
    <meta:editing-duration>PT23H23M38S</meta:editing-duration>
    <dc:creator>Dani Ughelli</dc:creator>
    <meta:document-statistic meta:table-count="2" meta:image-count="0" meta:object-count="0" meta:page-count="32" meta:paragraph-count="565" meta:word-count="6629" meta:character-count="41374"/>
    <meta:template xlink:type="simple" xlink:actuate="onRequest" xlink:title="" xlink:href="../GRUPO_PMS_ERS.odt/Normal.dotm"/>
  </office:meta>
</office:document-meta>
</file>